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ackground-color="#99ffcc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 style:data-style-name="N126"/>
    <style:style style:name="ce14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30"/>
    <style:style style:name="ce16" style:family="table-cell" style:parent-style-name="Default">
      <style:table-cell-properties fo:background-color="#ff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8669in" svg:y="4.6402in">
            <draw:object draw:notify-on-update-of-ranges="Sheet1.B26:Sheet1.I26 Sheet1.A38:Sheet1.A38 Sheet1.B38:Sheet1.I38 Sheet1.A39:Sheet1.A39 Sheet1.B39:Sheet1.I39 Sheet1.A40:Sheet1.A40 Sheet1.B40:Sheet1.I40 Sheet1.A41:Sheet1.A41 Sheet1.B41:Sheet1.I41 Sheet1.A42:Sheet1.A42 Sheet1.B42:Sheet1.I42 Sheet1.A43:Sheet1.A43 Sheet1.B43:Sheet1.I43 Sheet1.A44:Sheet1.A44 Sheet1.B44:Sheet1.I44 Sheet1.A45:Sheet1.A45 Sheet1.B45:Sheet1.I45 Sheet1.A46:Sheet1.A46 Sheet1.B46:Sheet1.I46 Sheet1.A47:Sheet1.A47 Sheet1.B47:Sheet1.I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5in" svg:height="4.5in" svg:x="8.9575in" svg:y="9.5866in">
            <draw:object draw:notify-on-update-of-ranges="Sheet1.B26:Sheet1.I26 Sheet1.A38:Sheet1.A38 Sheet1.B61:Sheet1.I61 Sheet1.A39:Sheet1.A39 Sheet1.B62:Sheet1.I62 Sheet1.A40:Sheet1.A40 Sheet1.B63:Sheet1.I63 Sheet1.A41:Sheet1.A41 Sheet1.B64:Sheet1.I64 Sheet1.A42:Sheet1.A42 Sheet1.B65:Sheet1.I65 Sheet1.A43:Sheet1.A43 Sheet1.B66:Sheet1.I66 Sheet1.A44:Sheet1.A44 Sheet1.B67:Sheet1.I67 Sheet1.A45:Sheet1.A45 Sheet1.B68:Sheet1.I68 Sheet1.A58:Sheet1.A58 Sheet1.B69:Sheet1.I69 Sheet1.A70:Sheet1.A70 Sheet1.B70:Sheet1.I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5in" svg:height="4.5in" svg:x="9.0945in" svg:y="14.5335in">
            <draw:object draw:notify-on-update-of-ranges="Sheet1.B26:Sheet1.I26 Sheet1.A38:Sheet1.A38 Sheet1.B82:Sheet1.I82 Sheet1.A39:Sheet1.A39 Sheet1.B83:Sheet1.I83 Sheet1.A40:Sheet1.A40 Sheet1.B84:Sheet1.I84 Sheet1.A41:Sheet1.A41 Sheet1.B85:Sheet1.I85 Sheet1.A42:Sheet1.A42 Sheet1.B86:Sheet1.I86 Sheet1.A43:Sheet1.A43 Sheet1.B87:Sheet1.I87 Sheet1.A44:Sheet1.A44 Sheet1.B88:Sheet1.I88 Sheet1.A45:Sheet1.A45 Sheet1.B89:Sheet1.I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5in" svg:height="4.5in" svg:x="8.9307in" svg:y="0in">
            <draw:object draw:notify-on-update-of-ranges="Sheet1.B2:Sheet1.I2 Sheet1.A17:Sheet1.A17 Sheet1.B17:Sheet1.I17 Sheet1.A13:Sheet1.A13 Sheet1.B13:Sheet1.I13 Sheet1.A14:Sheet1.A14 Sheet1.B14:Sheet1.I14 Sheet1.A15:Sheet1.A15 Sheet1.B15:Sheet1.I15 Sheet1.A16:Sheet1.A16 Sheet1.B16:Sheet1.I16 Sheet1.A18:Sheet1.A18 Sheet1.B18:Sheet1.I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in" svg:height="4.5in" svg:x="9.0791in" svg:y="19.5354in">
            <draw:object draw:notify-on-update-of-ranges="Sheet1.B26:Sheet1.I26 Sheet1.A38:Sheet1.A38 Sheet1.B101:Sheet1.I101 Sheet1.A39:Sheet1.A39 Sheet1.B102:Sheet1.I102 Sheet1.A40:Sheet1.A40 Sheet1.B103:Sheet1.I103 Sheet1.A41:Sheet1.A41 Sheet1.B104:Sheet1.I104 Sheet1.A42:Sheet1.A42 Sheet1.B105:Sheet1.I105 Sheet1.A43:Sheet1.A43 Sheet1.B106:Sheet1.I106 Sheet1.A44:Sheet1.A44 Sheet1.B107:Sheet1.I107 Sheet1.A45:Sheet1.A45 Sheet1.B108:Sheet1.I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8571in" svg:height="3.5421in" svg:x="10.3618in" svg:y="24.7252in">
            <draw:object draw:notify-on-update-of-ranges="Sheet1.M155:Sheet1.M155 Sheet1.B163:Sheet1.I163 Sheet1.A166:Sheet1.A166 Sheet1.B166:Sheet1.I166 Sheet1.A165:Sheet1.A165 Sheet1.B165:Sheet1.I16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9587in" svg:height="3.5555in" svg:x="10.3618in" svg:y="28.4594in">
            <draw:object draw:notify-on-update-of-ranges="Sheet1.B163:Sheet1.I163 Sheet1.A168:Sheet1.A168 Sheet1.B168:Sheet1.I168 Sheet1.A169:Sheet1.A169 Sheet1.B169:Sheet1.I1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7.0205in" svg:height="4.0354in" svg:x="10.313in" svg:y="32.2083in">
            <draw:object draw:notify-on-update-of-ranges="Sheet1.M186:Sheet1.M186 Sheet1.B163:Sheet1.J163 Sheet1.A173:Sheet1.A173 Sheet1.B173:Sheet1.I17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4" table:number-columns-repeated="7"/>
          <table:table-cell table:style-name="ce4" office:value-type="string" calcext:value-type="string">
            <text:p>Version 28Feb</text:p>
          </table:table-cell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3" table:formula="of:=HARMEAN([.B3:.I3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3" table:formula="of:=HARMEAN([.B4:.I4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3" table:formula="of:=HARMEAN([.B5:.I5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3" table:formula="of:=HARMEAN([.B6:.I6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3" table:formula="of:=HARMEAN([.B7:.I7])" office:value-type="float" office:value="0.770616038045656" calcext:value-type="float">
            <text:p>0.770616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3" table:formula="of:=HARMEAN([.B8:.I8])" office:value-type="float" office:value="0.926196995283301" calcext:value-type="float">
            <text:p>0.926197</text:p>
          </table:table-cell>
          <table:table-cell/>
        </table:table-row>
        <table:table-row table:style-name="ro1">
          <table:table-cell office:value-type="string" calcext:value-type="string">
            <text:p>AMPM_LLC</text:p>
          </table:table-cell>
          <table:table-cell office:value-type="float" office:value="0.344376" calcext:value-type="float">
            <text:p>0.344376</text:p>
          </table:table-cell>
          <table:table-cell office:value-type="float" office:value="3.450313" calcext:value-type="float">
            <text:p>3.450313</text:p>
          </table:table-cell>
          <table:table-cell office:value-type="float" office:value="2.056192" calcext:value-type="float">
            <text:p>2.056192</text:p>
          </table:table-cell>
          <table:table-cell office:value-type="float" office:value="1.644884" calcext:value-type="float">
            <text:p>1.644884</text:p>
          </table:table-cell>
          <table:table-cell office:value-type="float" office:value="3.276591" calcext:value-type="float">
            <text:p>3.276591</text:p>
          </table:table-cell>
          <table:table-cell office:value-type="float" office:value="0.374885" calcext:value-type="float">
            <text:p>0.374885</text:p>
          </table:table-cell>
          <table:table-cell office:value-type="float" office:value="1.199213" calcext:value-type="float">
            <text:p>1.199213</text:p>
          </table:table-cell>
          <table:table-cell office:value-type="float" office:value="2.256284" calcext:value-type="float">
            <text:p>2.256284</text:p>
          </table:table-cell>
          <table:table-cell table:style-name="ce13" table:formula="of:=HARMEAN([.B9:.I9])" office:value-type="float" office:value="0.9370227161201" calcext:value-type="float">
            <text:p>0.937023</text:p>
          </table:table-cell>
          <table:table-cell/>
        </table:table-row>
        <table:table-row table:style-name="ro1">
          <table:table-cell office:value-type="string" calcext:value-type="string">
            <text:p>AMPM_L2</text:p>
          </table:table-cell>
          <table:table-cell office:value-type="float" office:value="0.331743" calcext:value-type="float">
            <text:p>0.331743</text:p>
          </table:table-cell>
          <table:table-cell office:value-type="float" office:value="3.451869" calcext:value-type="float">
            <text:p>3.451869</text:p>
          </table:table-cell>
          <table:table-cell office:value-type="float" office:value="1.688213" calcext:value-type="float">
            <text:p>1.688213</text:p>
          </table:table-cell>
          <table:table-cell office:value-type="float" office:value="1.536977" calcext:value-type="float">
            <text:p>1.536977</text:p>
          </table:table-cell>
          <table:table-cell office:value-type="float" office:value="3.268762" calcext:value-type="float">
            <text:p>3.268762</text:p>
          </table:table-cell>
          <table:table-cell office:value-type="float" office:value="0.365924" calcext:value-type="float">
            <text:p>0.365924</text:p>
          </table:table-cell>
          <table:table-cell office:value-type="float" office:value="1.116329" calcext:value-type="float">
            <text:p>1.116329</text:p>
          </table:table-cell>
          <table:table-cell office:value-type="float" office:value="2.271758" calcext:value-type="float">
            <text:p>2.271758</text:p>
          </table:table-cell>
          <table:table-cell table:style-name="ce13" table:formula="of:=HARMEAN([.B10:.I10])" office:value-type="float" office:value="0.896683559028857" calcext:value-type="float">
            <text:p>0.89668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2788462528619" calcext:value-type="float">
            <text:p>0.1627884625</text:p>
          </table:table-cell>
          <table:table-cell table:formula="of:=[.C8]/[.C7]-1" office:value-type="float" office:value="-0.00295326988863553" calcext:value-type="float">
            <text:p>-0.0029532699</text:p>
          </table:table-cell>
          <table:table-cell table:formula="of:=[.D8]/[.D7]-1" office:value-type="float" office:value="0.905904289318119" calcext:value-type="float">
            <text:p>0.9059042893</text:p>
          </table:table-cell>
          <table:table-cell table:formula="of:=[.E8]/[.E7]-1" office:value-type="float" office:value="0.649908092246761" calcext:value-type="float">
            <text:p>0.6499080922</text:p>
          </table:table-cell>
          <table:table-cell table:formula="of:=[.F8]/[.F7]-1" office:value-type="float" office:value="0.0341263158095355" calcext:value-type="float">
            <text:p>0.0341263158</text:p>
          </table:table-cell>
          <table:table-cell table:formula="of:=[.G8]/[.G7]-1" office:value-type="float" office:value="0.0858706132453564" calcext:value-type="float">
            <text:p>0.0858706132</text:p>
          </table:table-cell>
          <table:table-cell table:formula="of:=[.H8]/[.H7]-1" office:value-type="float" office:value="0.200553401286306" calcext:value-type="float">
            <text:p>0.2005534013</text:p>
          </table:table-cell>
          <table:table-cell table:formula="of:=[.I8]/[.I7]-1" office:value-type="float" office:value="0.00970261642615067" calcext:value-type="float">
            <text:p>0.0097026164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4" table:number-columns-repeated="10"/>
          <table:table-cell/>
        </table:table-row>
        <table:table-row table:style-name="ro1">
          <table:table-cell table:style-name="ce5" office:value-type="string" calcext:value-type="string">
            <text:p>IP Stride</text:p>
          </table:table-cell>
          <table:table-cell table:style-name="ce4" table:number-columns-repeated="7"/>
          <table:table-cell table:style-name="ce4" office:value-type="string" calcext:value-type="string">
            <text:p>Version 28Feb</text:p>
          </table:table-cell>
          <table:table-cell table:style-name="ce4"/>
          <table:table-cell/>
        </table:table-row>
        <table:table-row table:style-name="ro1">
          <table:table-cell table:style-name="ce6" office:value-type="string" calcext:value-type="string">
            <text:p>Degree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  <table:table-cell table:style-name="ce13" table:formula="of:=HARMEAN([.B27:.I27])" office:value-type="float" office:value="0.853593367873305" calcext:value-type="float">
            <text:p>0.8535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  <table:table-cell table:style-name="ce13" table:formula="of:=HARMEAN([.B28:.I28])" office:value-type="float" office:value="0.842161342614325" calcext:value-type="float">
            <text:p>0.842161</text:p>
          </table:table-cell>
          <table:table-cell/>
        </table:table-row>
        <table:table-row table:style-name="ro1">
          <table:table-cell table:style-name="ce7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3" table:formula="of:=HARMEAN([.B29:.I29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  <table:table-cell table:style-name="ce13" table:formula="of:=HARMEAN([.B30:.I30])" office:value-type="float" office:value="0.863907024512869" calcext:value-type="float">
            <text:p>0.8639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  <table:table-cell table:style-name="ce13" table:formula="of:=HARMEAN([.B31:.I31])" office:value-type="float" office:value="0.872876653533875" calcext:value-type="float">
            <text:p>0.8728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  <table:table-cell table:style-name="ce13" table:formula="of:=HARMEAN([.B32:.I32])" office:value-type="float" office:value="0.876202878677254" calcext:value-type="float">
            <text:p>0.8762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  <table:table-cell table:style-name="ce13" table:formula="of:=HARMEAN([.B33:.I33])" office:value-type="float" office:value="0.869525235290111" calcext:value-type="float">
            <text:p>0.8695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  <table:table-cell table:style-name="ce13" table:formula="of:=HARMEAN([.B34:.I34])" office:value-type="float" office:value="0.864003613576959" calcext:value-type="float">
            <text:p>0.8640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  <table:table-cell table:style-name="ce13" table:formula="of:=HARMEAN([.B35:.I35])" office:value-type="float" office:value="0.858741504986423" calcext:value-type="float">
            <text:p>0.858742</text:p>
          </table:table-cell>
          <table:table-cell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  <table:table-cell table:style-name="ce13" table:formula="of:=HARMEAN([.B36:.I36])" office:value-type="float" office:value="0.854918507633566" calcext:value-type="float">
            <text:p>0.854919</text:p>
          </table:table-cell>
          <table:table-cell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]/[.B27]-1" office:value-type="float" office:value="0" calcext:value-type="float">
            <text:p>0</text:p>
          </table:table-cell>
          <table:table-cell table:formula="of:=[.C27]/[.C27]-1" office:value-type="float" office:value="0" calcext:value-type="float">
            <text:p>0</text:p>
          </table:table-cell>
          <table:table-cell table:formula="of:=[.D27]/[.D27]-1" office:value-type="float" office:value="0" calcext:value-type="float">
            <text:p>0</text:p>
          </table:table-cell>
          <table:table-cell table:formula="of:=[.E27]/[.E27]-1" office:value-type="float" office:value="0" calcext:value-type="float">
            <text:p>0</text:p>
          </table:table-cell>
          <table:table-cell table:formula="of:=[.F27]/[.F27]-1" office:value-type="float" office:value="0" calcext:value-type="float">
            <text:p>0</text:p>
          </table:table-cell>
          <table:table-cell table:formula="of:=[.G27]/[.G27]-1" office:value-type="float" office:value="0" calcext:value-type="float">
            <text:p>0</text:p>
          </table:table-cell>
          <table:table-cell table:formula="of:=[.H27]/[.H27]-1" office:value-type="float" office:value="0" calcext:value-type="float">
            <text:p>0</text:p>
          </table:table-cell>
          <table:table-cell table:formula="of:=[.I27]/[.I27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table:formula="of:=[.B28]/[.B27]-1" office:value-type="float" office:value="0.00616321671238107" calcext:value-type="float">
            <text:p>0.006163</text:p>
          </table:table-cell>
          <table:table-cell table:style-name="ce13" table:formula="of:=[.C28]/[.C27]-1" office:value-type="float" office:value="-0.000190205738240468" calcext:value-type="float">
            <text:p>-0.000190</text:p>
          </table:table-cell>
          <table:table-cell table:style-name="ce13" table:formula="of:=[.D28]/[.D27]-1" office:value-type="float" office:value="-0.240568441881615" calcext:value-type="float">
            <text:p>-0.240568</text:p>
          </table:table-cell>
          <table:table-cell table:style-name="ce13" table:formula="of:=[.E28]/[.E27]-1" office:value-type="float" office:value="-0.0740332784082505" calcext:value-type="float">
            <text:p>-0.074033</text:p>
          </table:table-cell>
          <table:table-cell table:style-name="ce13" table:formula="of:=[.F28]/[.F27]-1" office:value-type="float" office:value="0.0119066686343818" calcext:value-type="float">
            <text:p>0.011907</text:p>
          </table:table-cell>
          <table:table-cell table:style-name="ce13" table:formula="of:=[.G28]/[.G27]-1" office:value-type="float" office:value="0.00307903521664321" calcext:value-type="float">
            <text:p>0.003079</text:p>
          </table:table-cell>
          <table:table-cell table:style-name="ce13" table:formula="of:=[.H28]/[.H27]-1" office:value-type="float" office:value="0.0706168846868767" calcext:value-type="float">
            <text:p>0.070617</text:p>
          </table:table-cell>
          <table:table-cell table:style-name="ce13" table:formula="of:=[.I28]/[.I27]-1" office:value-type="float" office:value="-0.00426393439382045" calcext:value-type="float">
            <text:p>-0.004264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3" table:formula="of:=[.B29]/[.B27]-1" office:value-type="float" office:value="0.0116357848070461" calcext:value-type="float">
            <text:p>0.011636</text:p>
          </table:table-cell>
          <table:table-cell table:style-name="ce13" table:formula="of:=[.C29]/[.C27]-1" office:value-type="float" office:value="0.0000255154039101591" calcext:value-type="float">
            <text:p>0.000026</text:p>
          </table:table-cell>
          <table:table-cell table:style-name="ce13" table:formula="of:=[.D29]/[.D27]-1" office:value-type="float" office:value="-0.198615924599082" calcext:value-type="float">
            <text:p>-0.198616</text:p>
          </table:table-cell>
          <table:table-cell table:style-name="ce13" table:formula="of:=[.E29]/[.E27]-1" office:value-type="float" office:value="-0.0317441752465609" calcext:value-type="float">
            <text:p>-0.031744</text:p>
          </table:table-cell>
          <table:table-cell table:style-name="ce13" table:formula="of:=[.F29]/[.F27]-1" office:value-type="float" office:value="0.0175851416959334" calcext:value-type="float">
            <text:p>0.017585</text:p>
          </table:table-cell>
          <table:table-cell table:style-name="ce13" table:formula="of:=[.G29]/[.G27]-1" office:value-type="float" office:value="0.00525800093424933" calcext:value-type="float">
            <text:p>0.005258</text:p>
          </table:table-cell>
          <table:table-cell table:style-name="ce13" table:formula="of:=[.H29]/[.H27]-1" office:value-type="float" office:value="0.095199042168197" calcext:value-type="float">
            <text:p>0.095199</text:p>
          </table:table-cell>
          <table:table-cell table:style-name="ce13" table:formula="of:=[.I29]/[.I27]-1" office:value-type="float" office:value="-0.00396379654607826" calcext:value-type="float">
            <text:p>-0.0039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table:formula="of:=[.B30]/[.B27]-1" office:value-type="float" office:value="0.0207885233932552" calcext:value-type="float">
            <text:p>0.020789</text:p>
          </table:table-cell>
          <table:table-cell table:style-name="ce13" table:formula="of:=[.C30]/[.C27]-1" office:value-type="float" office:value="0.0000333439937463265" calcext:value-type="float">
            <text:p>0.000033</text:p>
          </table:table-cell>
          <table:table-cell table:style-name="ce13" table:formula="of:=[.D30]/[.D27]-1" office:value-type="float" office:value="-0.138855678817082" calcext:value-type="float">
            <text:p>-0.138856</text:p>
          </table:table-cell>
          <table:table-cell table:style-name="ce13" table:formula="of:=[.E30]/[.E27]-1" office:value-type="float" office:value="0.00867839242653057" calcext:value-type="float">
            <text:p>0.008678</text:p>
          </table:table-cell>
          <table:table-cell table:style-name="ce13" table:formula="of:=[.F30]/[.F27]-1" office:value-type="float" office:value="0.0110737462031545" calcext:value-type="float">
            <text:p>0.011074</text:p>
          </table:table-cell>
          <table:table-cell table:style-name="ce13" table:formula="of:=[.G30]/[.G27]-1" office:value-type="float" office:value="0.00588747991933558" calcext:value-type="float">
            <text:p>0.005887</text:p>
          </table:table-cell>
          <table:table-cell table:style-name="ce13" table:formula="of:=[.H30]/[.H27]-1" office:value-type="float" office:value="0.12165256933739" calcext:value-type="float">
            <text:p>0.121653</text:p>
          </table:table-cell>
          <table:table-cell table:style-name="ce13" table:formula="of:=[.I30]/[.I27]-1" office:value-type="float" office:value="-0.00269584893181474" calcext:value-type="float">
            <text:p>-0.0026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table:formula="of:=[.B31]/[.B27]-1" office:value-type="float" office:value="0.0237977780847327" calcext:value-type="float">
            <text:p>0.023798</text:p>
          </table:table-cell>
          <table:table-cell table:style-name="ce13" table:formula="of:=[.C31]/[.C27]-1" office:value-type="float" office:value="0.0000466815912449903" calcext:value-type="float">
            <text:p>0.000047</text:p>
          </table:table-cell>
          <table:table-cell table:style-name="ce13" table:formula="of:=[.D31]/[.D27]-1" office:value-type="float" office:value="-0.0358384743927115" calcext:value-type="float">
            <text:p>-0.035838</text:p>
          </table:table-cell>
          <table:table-cell table:style-name="ce13" table:formula="of:=[.E31]/[.E27]-1" office:value-type="float" office:value="0.0214489901926047" calcext:value-type="float">
            <text:p>0.021449</text:p>
          </table:table-cell>
          <table:table-cell table:style-name="ce13" table:formula="of:=[.F31]/[.F27]-1" office:value-type="float" office:value="0.0248017049893847" calcext:value-type="float">
            <text:p>0.024802</text:p>
          </table:table-cell>
          <table:table-cell table:style-name="ce13" table:formula="of:=[.G31]/[.G27]-1" office:value-type="float" office:value="0.00286256280548236" calcext:value-type="float">
            <text:p>0.002863</text:p>
          </table:table-cell>
          <table:table-cell table:style-name="ce13" table:formula="of:=[.H31]/[.H27]-1" office:value-type="float" office:value="0.14110997851068" calcext:value-type="float">
            <text:p>0.141110</text:p>
          </table:table-cell>
          <table:table-cell table:style-name="ce13" table:formula="of:=[.I31]/[.I27]-1" office:value-type="float" office:value="0.000780448265760292" calcext:value-type="float">
            <text:p>0.00078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table:formula="of:=[.B32]/[.B27]-1" office:value-type="float" office:value="0.0267708559438535" calcext:value-type="float">
            <text:p>0.026771</text:p>
          </table:table-cell>
          <table:table-cell table:style-name="ce13" table:formula="of:=[.C32]/[.C27]-1" office:value-type="float" office:value="-0.000359245289146104" calcext:value-type="float">
            <text:p>-0.000359</text:p>
          </table:table-cell>
          <table:table-cell table:style-name="ce13" table:formula="of:=[.D32]/[.D27]-1" office:value-type="float" office:value="-0.00700032663632422" calcext:value-type="float">
            <text:p>-0.007000</text:p>
          </table:table-cell>
          <table:table-cell table:style-name="ce13" table:formula="of:=[.E32]/[.E27]-1" office:value-type="float" office:value="0.0202449956828197" calcext:value-type="float">
            <text:p>0.020245</text:p>
          </table:table-cell>
          <table:table-cell table:style-name="ce13" table:formula="of:=[.F32]/[.F27]-1" office:value-type="float" office:value="0.0264518165229533" calcext:value-type="float">
            <text:p>0.026452</text:p>
          </table:table-cell>
          <table:table-cell table:style-name="ce13" table:formula="of:=[.G32]/[.G27]-1" office:value-type="float" office:value="0.00398480135807944" calcext:value-type="float">
            <text:p>0.003985</text:p>
          </table:table-cell>
          <table:table-cell table:style-name="ce13" table:formula="of:=[.H32]/[.H27]-1" office:value-type="float" office:value="0.149570310308877" calcext:value-type="float">
            <text:p>0.149570</text:p>
          </table:table-cell>
          <table:table-cell table:style-name="ce13" table:formula="of:=[.I32]/[.I27]-1" office:value-type="float" office:value="0.00224159838680404" calcext:value-type="float">
            <text:p>0.0022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table:formula="of:=[.B33]/[.B27]-1" office:value-type="float" office:value="0.0239359078082759" calcext:value-type="float">
            <text:p>0.023936</text:p>
          </table:table-cell>
          <table:table-cell table:style-name="ce13" table:formula="of:=[.C33]/[.C27]-1" office:value-type="float" office:value="-0.0000200063962478847" calcext:value-type="float">
            <text:p>-0.000020</text:p>
          </table:table-cell>
          <table:table-cell table:style-name="ce13" table:formula="of:=[.D33]/[.D27]-1" office:value-type="float" office:value="-0.068223335088368" calcext:value-type="float">
            <text:p>-0.068223</text:p>
          </table:table-cell>
          <table:table-cell table:style-name="ce13" table:formula="of:=[.E33]/[.E27]-1" office:value-type="float" office:value="-0.00468113065404419" calcext:value-type="float">
            <text:p>-0.004681</text:p>
          </table:table-cell>
          <table:table-cell table:style-name="ce13" table:formula="of:=[.F33]/[.F27]-1" office:value-type="float" office:value="0.028647245235712" calcext:value-type="float">
            <text:p>0.028647</text:p>
          </table:table-cell>
          <table:table-cell table:style-name="ce13" table:formula="of:=[.G33]/[.G27]-1" office:value-type="float" office:value="0.000489911246311259" calcext:value-type="float">
            <text:p>0.000490</text:p>
          </table:table-cell>
          <table:table-cell table:style-name="ce13" table:formula="of:=[.H33]/[.H27]-1" office:value-type="float" office:value="0.149101258991762" calcext:value-type="float">
            <text:p>0.149101</text:p>
          </table:table-cell>
          <table:table-cell table:style-name="ce13" table:formula="of:=[.I33]/[.I27]-1" office:value-type="float" office:value="0.00211489348700877" calcext:value-type="float">
            <text:p>0.002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table:formula="of:=[.B34]/[.B27]-1" office:value-type="float" office:value="0.0268399208056251" calcext:value-type="float">
            <text:p>0.026840</text:p>
          </table:table-cell>
          <table:table-cell table:style-name="ce13" table:formula="of:=[.C34]/[.C27]-1" office:value-type="float" office:value="-0.0000423323746693294" calcext:value-type="float">
            <text:p>-0.000042</text:p>
          </table:table-cell>
          <table:table-cell table:style-name="ce13" table:formula="of:=[.D34]/[.D27]-1" office:value-type="float" office:value="-0.0860668305283461" calcext:value-type="float">
            <text:p>-0.086067</text:p>
          </table:table-cell>
          <table:table-cell table:style-name="ce13" table:formula="of:=[.E34]/[.E27]-1" office:value-type="float" office:value="-0.0412474759115098" calcext:value-type="float">
            <text:p>-0.041247</text:p>
          </table:table-cell>
          <table:table-cell table:style-name="ce13" table:formula="of:=[.F34]/[.F27]-1" office:value-type="float" office:value="0.0281157733859414" calcext:value-type="float">
            <text:p>0.028116</text:p>
          </table:table-cell>
          <table:table-cell table:style-name="ce13" table:formula="of:=[.G34]/[.G27]-1" office:value-type="float" office:value="-0.00384808194050434" calcext:value-type="float">
            <text:p>-0.003848</text:p>
          </table:table-cell>
          <table:table-cell table:style-name="ce13" table:formula="of:=[.H34]/[.H27]-1" office:value-type="float" office:value="0.124838249829304" calcext:value-type="float">
            <text:p>0.124838</text:p>
          </table:table-cell>
          <table:table-cell table:style-name="ce13" table:formula="of:=[.I34]/[.I27]-1" office:value-type="float" office:value="0.00260598730075423" calcext:value-type="float">
            <text:p>0.0026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table:formula="of:=[.B35]/[.B27]-1" office:value-type="float" office:value="0.0248863718583709" calcext:value-type="float">
            <text:p>0.024886</text:p>
          </table:table-cell>
          <table:table-cell table:style-name="ce13" table:formula="of:=[.C35]/[.C27]-1" office:value-type="float" office:value="0.000480733405491707" calcext:value-type="float">
            <text:p>0.000481</text:p>
          </table:table-cell>
          <table:table-cell table:style-name="ce13" table:formula="of:=[.D35]/[.D27]-1" office:value-type="float" office:value="-0.101615981931383" calcext:value-type="float">
            <text:p>-0.101616</text:p>
          </table:table-cell>
          <table:table-cell table:style-name="ce13" table:formula="of:=[.E35]/[.E27]-1" office:value-type="float" office:value="-0.0678000268318776" calcext:value-type="float">
            <text:p>-0.067800</text:p>
          </table:table-cell>
          <table:table-cell table:style-name="ce13" table:formula="of:=[.F35]/[.F27]-1" office:value-type="float" office:value="0.0299015062145076" calcext:value-type="float">
            <text:p>0.029902</text:p>
          </table:table-cell>
          <table:table-cell table:style-name="ce13" table:formula="of:=[.G35]/[.G27]-1" office:value-type="float" office:value="-0.00891809367558771" calcext:value-type="float">
            <text:p>-0.008918</text:p>
          </table:table-cell>
          <table:table-cell table:style-name="ce13" table:formula="of:=[.H35]/[.H27]-1" office:value-type="float" office:value="0.116182560575318" calcext:value-type="float">
            <text:p>0.116183</text:p>
          </table:table-cell>
          <table:table-cell table:style-name="ce13" table:formula="of:=[.I35]/[.I27]-1" office:value-type="float" office:value="0.00345787556320776" calcext:value-type="float">
            <text:p>0.0034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table:formula="of:=[.B36]/[.B27]-1" office:value-type="float" office:value="0.0255342660378475" calcext:value-type="float">
            <text:p>0.025534</text:p>
          </table:table-cell>
          <table:table-cell table:style-name="ce13" table:formula="of:=[.C36]/[.C27]-1" office:value-type="float" office:value="0.000514077399238033" calcext:value-type="float">
            <text:p>0.000514</text:p>
          </table:table-cell>
          <table:table-cell table:style-name="ce13" table:formula="of:=[.D36]/[.D27]-1" office:value-type="float" office:value="-0.10718563094724" calcext:value-type="float">
            <text:p>-0.107186</text:p>
          </table:table-cell>
          <table:table-cell table:style-name="ce13" table:formula="of:=[.E36]/[.E27]-1" office:value-type="float" office:value="-0.0940271552361721" calcext:value-type="float">
            <text:p>-0.094027</text:p>
          </table:table-cell>
          <table:table-cell table:style-name="ce13" table:formula="of:=[.F36]/[.F27]-1" office:value-type="float" office:value="0.0351347260685841" calcext:value-type="float">
            <text:p>0.035135</text:p>
          </table:table-cell>
          <table:table-cell table:style-name="ce13" table:formula="of:=[.G36]/[.G27]-1" office:value-type="float" office:value="-0.0128060521128847" calcext:value-type="float">
            <text:p>-0.012806</text:p>
          </table:table-cell>
          <table:table-cell table:style-name="ce13" table:formula="of:=[.H36]/[.H27]-1" office:value-type="float" office:value="0.106197086659407" calcext:value-type="float">
            <text:p>0.106197</text:p>
          </table:table-cell>
          <table:table-cell table:style-name="ce13" table:formula="of:=[.I36]/[.I27]-1" office:value-type="float" office:value="0.00103790183874874" calcext:value-type="float">
            <text:p>0.00103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ream</text:p>
          </table:table-cell>
          <table:table-cell table:style-name="ce4" table:number-columns-repeated="7"/>
          <table:table-cell table:style-name="ce4" office:value-type="string" calcext:value-type="string">
            <text:p>Version 28Feb</text:p>
          </table:table-cell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  <table:table-cell table:style-name="ce13" table:formula="of:=HARMEAN([.B50:.I50])" office:value-type="float" office:value="0.759975056244739" calcext:value-type="float">
            <text:p>0.75997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3" table:formula="of:=HARMEAN([.B51:.I51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  <table:table-cell table:style-name="ce13" table:formula="of:=HARMEAN([.B52:.I52])" office:value-type="float" office:value="0.760037320691321" calcext:value-type="float">
            <text:p>0.7600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  <table:table-cell table:style-name="ce13" table:formula="of:=HARMEAN([.B53:.I53])" office:value-type="float" office:value="0.759736369703057" calcext:value-type="float">
            <text:p>0.7597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  <table:table-cell table:style-name="ce13" table:formula="of:=HARMEAN([.B54:.I54])" office:value-type="float" office:value="0.741684632711965" calcext:value-type="float">
            <text:p>0.7416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  <table:table-cell table:style-name="ce13" table:formula="of:=HARMEAN([.B55:.I55])" office:value-type="float" office:value="0.742045820542102" calcext:value-type="float">
            <text:p>0.7420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  <table:table-cell table:style-name="ce13" table:formula="of:=HARMEAN([.B56:.I56])" office:value-type="float" office:value="0.743119423468505" calcext:value-type="float">
            <text:p>0.7431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  <table:table-cell table:style-name="ce13" table:formula="of:=HARMEAN([.B57:.I57])" office:value-type="float" office:value="0.752857891751185" calcext:value-type="float">
            <text:p>0.7528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  <table:table-cell table:style-name="ce13" table:formula="of:=HARMEAN([.B58:.I58])" office:value-type="float" office:value="0.753474878286028" calcext:value-type="float">
            <text:p>0.7534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  <table:table-cell table:style-name="ce13" table:formula="of:=HARMEAN([.B59:.I59])" office:value-type="float" office:value="0.747411110101455" calcext:value-type="float">
            <text:p>0.747411</text:p>
          </table:table-cell>
          <table:table-cell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0]/[.B50]-1" office:value-type="float" office:value="0" calcext:value-type="float">
            <text:p>0</text:p>
          </table:table-cell>
          <table:table-cell table:formula="of:=[.C50]/[.C50]-1" office:value-type="float" office:value="0" calcext:value-type="float">
            <text:p>0</text:p>
          </table:table-cell>
          <table:table-cell table:formula="of:=[.D50]/[.D50]-1" office:value-type="float" office:value="0" calcext:value-type="float">
            <text:p>0</text:p>
          </table:table-cell>
          <table:table-cell table:formula="of:=[.E50]/[.E50]-1" office:value-type="float" office:value="0" calcext:value-type="float">
            <text:p>0</text:p>
          </table:table-cell>
          <table:table-cell table:formula="of:=[.F50]/[.F50]-1" office:value-type="float" office:value="0" calcext:value-type="float">
            <text:p>0</text:p>
          </table:table-cell>
          <table:table-cell table:formula="of:=[.G50]/[.G50]-1" office:value-type="float" office:value="0" calcext:value-type="float">
            <text:p>0</text:p>
          </table:table-cell>
          <table:table-cell table:formula="of:=[.H50]/[.H50]-1" office:value-type="float" office:value="0" calcext:value-type="float">
            <text:p>0</text:p>
          </table:table-cell>
          <table:table-cell table:formula="of:=[.I50]/[.I50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4" table:formula="of:=[.B51]/[.B50]-1" office:value-type="float" office:value="-0.0260271649258688" calcext:value-type="float">
            <text:p>-0.026027</text:p>
          </table:table-cell>
          <table:table-cell table:style-name="ce14" table:formula="of:=[.C51]/[.C50]-1" office:value-type="float" office:value="-0.00372703099517713" calcext:value-type="float">
            <text:p>-0.003727</text:p>
          </table:table-cell>
          <table:table-cell table:style-name="ce14" table:formula="of:=[.D51]/[.D50]-1" office:value-type="float" office:value="0.187002851285435" calcext:value-type="float">
            <text:p>0.187003</text:p>
          </table:table-cell>
          <table:table-cell table:style-name="ce14" table:formula="of:=[.E51]/[.E50]-1" office:value-type="float" office:value="0.035520798415053" calcext:value-type="float">
            <text:p>0.035521</text:p>
          </table:table-cell>
          <table:table-cell table:style-name="ce14" table:formula="of:=[.F51]/[.F50]-1" office:value-type="float" office:value="0.00680534212209794" calcext:value-type="float">
            <text:p>0.006805</text:p>
          </table:table-cell>
          <table:table-cell table:style-name="ce14" table:formula="of:=[.G51]/[.G50]-1" office:value-type="float" office:value="0.0130217513011384" calcext:value-type="float">
            <text:p>0.013022</text:p>
          </table:table-cell>
          <table:table-cell table:style-name="ce14" table:formula="of:=[.H51]/[.H50]-1" office:value-type="float" office:value="0.0746876329045372" calcext:value-type="float">
            <text:p>0.074688</text:p>
          </table:table-cell>
          <table:table-cell table:style-name="ce14" table:formula="of:=[.I51]/[.I50]-1" office:value-type="float" office:value="0.00977296619643786" calcext:value-type="float">
            <text:p>0.0097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table:formula="of:=[.B52]/[.B50]-1" office:value-type="float" office:value="-0.0678345794524614" calcext:value-type="float">
            <text:p>-0.067835</text:p>
          </table:table-cell>
          <table:table-cell table:style-name="ce14" table:formula="of:=[.C52]/[.C50]-1" office:value-type="float" office:value="-0.00233578423185898" calcext:value-type="float">
            <text:p>-0.002336</text:p>
          </table:table-cell>
          <table:table-cell table:style-name="ce14" table:formula="of:=[.D52]/[.D50]-1" office:value-type="float" office:value="0.17104225086599" calcext:value-type="float">
            <text:p>0.171042</text:p>
          </table:table-cell>
          <table:table-cell table:style-name="ce14" table:formula="of:=[.E52]/[.E50]-1" office:value-type="float" office:value="0.0412736582849413" calcext:value-type="float">
            <text:p>0.041274</text:p>
          </table:table-cell>
          <table:table-cell table:style-name="ce14" table:formula="of:=[.F52]/[.F50]-1" office:value-type="float" office:value="0.00666431192829564" calcext:value-type="float">
            <text:p>0.006664</text:p>
          </table:table-cell>
          <table:table-cell table:style-name="ce14" table:formula="of:=[.G52]/[.G50]-1" office:value-type="float" office:value="-0.00244676218715656" calcext:value-type="float">
            <text:p>-0.002447</text:p>
          </table:table-cell>
          <table:table-cell table:style-name="ce14" table:formula="of:=[.H52]/[.H50]-1" office:value-type="float" office:value="0.0862440170648151" calcext:value-type="float">
            <text:p>0.086244</text:p>
          </table:table-cell>
          <table:table-cell table:style-name="ce14" table:formula="of:=[.I52]/[.I50]-1" office:value-type="float" office:value="0.0119732656308751" calcext:value-type="float">
            <text:p>0.011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table:formula="of:=[.B53]/[.B50]-1" office:value-type="float" office:value="-0.112479329498396" calcext:value-type="float">
            <text:p>-0.112479</text:p>
          </table:table-cell>
          <table:table-cell table:style-name="ce14" table:formula="of:=[.C53]/[.C50]-1" office:value-type="float" office:value="-0.00431751213710307" calcext:value-type="float">
            <text:p>-0.004318</text:p>
          </table:table-cell>
          <table:table-cell table:style-name="ce14" table:formula="of:=[.D53]/[.D50]-1" office:value-type="float" office:value="0.346023517213752" calcext:value-type="float">
            <text:p>0.346024</text:p>
          </table:table-cell>
          <table:table-cell table:style-name="ce14" table:formula="of:=[.E53]/[.E50]-1" office:value-type="float" office:value="0.08198226770269" calcext:value-type="float">
            <text:p>0.081982</text:p>
          </table:table-cell>
          <table:table-cell table:style-name="ce14" table:formula="of:=[.F53]/[.F50]-1" office:value-type="float" office:value="0.0120758691620964" calcext:value-type="float">
            <text:p>0.012076</text:p>
          </table:table-cell>
          <table:table-cell table:style-name="ce14" table:formula="of:=[.G53]/[.G50]-1" office:value-type="float" office:value="0.00287035418808079" calcext:value-type="float">
            <text:p>0.002870</text:p>
          </table:table-cell>
          <table:table-cell table:style-name="ce14" table:formula="of:=[.H53]/[.H50]-1" office:value-type="float" office:value="0.119620967733711" calcext:value-type="float">
            <text:p>0.119621</text:p>
          </table:table-cell>
          <table:table-cell table:style-name="ce14" table:formula="of:=[.I53]/[.I50]-1" office:value-type="float" office:value="0.0136883661451768" calcext:value-type="float">
            <text:p>0.0136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table:formula="of:=[.B54]/[.B50]-1" office:value-type="float" office:value="-0.136881121648552" calcext:value-type="float">
            <text:p>-0.136881</text:p>
          </table:table-cell>
          <table:table-cell table:style-name="ce14" table:formula="of:=[.C54]/[.C50]-1" office:value-type="float" office:value="-0.00422834454705334" calcext:value-type="float">
            <text:p>-0.004228</text:p>
          </table:table-cell>
          <table:table-cell table:style-name="ce14" table:formula="of:=[.D54]/[.D50]-1" office:value-type="float" office:value="0.189794754577374" calcext:value-type="float">
            <text:p>0.189795</text:p>
          </table:table-cell>
          <table:table-cell table:style-name="ce14" table:formula="of:=[.E54]/[.E50]-1" office:value-type="float" office:value="0.0713356631144531" calcext:value-type="float">
            <text:p>0.071336</text:p>
          </table:table-cell>
          <table:table-cell table:style-name="ce14" table:formula="of:=[.F54]/[.F50]-1" office:value-type="float" office:value="0.00436717147429278" calcext:value-type="float">
            <text:p>0.004367</text:p>
          </table:table-cell>
          <table:table-cell table:style-name="ce14" table:formula="of:=[.G54]/[.G50]-1" office:value-type="float" office:value="-0.00763650474393407" calcext:value-type="float">
            <text:p>-0.007637</text:p>
          </table:table-cell>
          <table:table-cell table:style-name="ce14" table:formula="of:=[.H54]/[.H50]-1" office:value-type="float" office:value="0.113610750466345" calcext:value-type="float">
            <text:p>0.113611</text:p>
          </table:table-cell>
          <table:table-cell table:style-name="ce14" table:formula="of:=[.I54]/[.I50]-1" office:value-type="float" office:value="0.00479031137252361" calcext:value-type="float">
            <text:p>0.00479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table:formula="of:=[.B55]/[.B50]-1" office:value-type="float" office:value="-0.158346642545192" calcext:value-type="float">
            <text:p>-0.158347</text:p>
          </table:table-cell>
          <table:table-cell table:style-name="ce14" table:formula="of:=[.C55]/[.C50]-1" office:value-type="float" office:value="-0.00634716399139701" calcext:value-type="float">
            <text:p>-0.006347</text:p>
          </table:table-cell>
          <table:table-cell table:style-name="ce14" table:formula="of:=[.D55]/[.D50]-1" office:value-type="float" office:value="0.258349082168862" calcext:value-type="float">
            <text:p>0.258349</text:p>
          </table:table-cell>
          <table:table-cell table:style-name="ce14" table:formula="of:=[.E55]/[.E50]-1" office:value-type="float" office:value="0.125448877630287" calcext:value-type="float">
            <text:p>0.125449</text:p>
          </table:table-cell>
          <table:table-cell table:style-name="ce14" table:formula="of:=[.F55]/[.F50]-1" office:value-type="float" office:value="0.0108644070919128" calcext:value-type="float">
            <text:p>0.010864</text:p>
          </table:table-cell>
          <table:table-cell table:style-name="ce14" table:formula="of:=[.G55]/[.G50]-1" office:value-type="float" office:value="-0.00297995491559266" calcext:value-type="float">
            <text:p>-0.002980</text:p>
          </table:table-cell>
          <table:table-cell table:style-name="ce14" table:formula="of:=[.H55]/[.H50]-1" office:value-type="float" office:value="0.121613834616526" calcext:value-type="float">
            <text:p>0.121614</text:p>
          </table:table-cell>
          <table:table-cell table:style-name="ce14" table:formula="of:=[.I55]/[.I50]-1" office:value-type="float" office:value="0.00383727469888639" calcext:value-type="float">
            <text:p>0.0038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table:formula="of:=[.B56]/[.B50]-1" office:value-type="float" office:value="-0.16672084575919" calcext:value-type="float">
            <text:p>-0.166721</text:p>
          </table:table-cell>
          <table:table-cell table:style-name="ce14" table:formula="of:=[.C56]/[.C50]-1" office:value-type="float" office:value="-0.0121593224424948" calcext:value-type="float">
            <text:p>-0.012159</text:p>
          </table:table-cell>
          <table:table-cell table:style-name="ce14" table:formula="of:=[.D56]/[.D50]-1" office:value-type="float" office:value="0.313312439616373" calcext:value-type="float">
            <text:p>0.313312</text:p>
          </table:table-cell>
          <table:table-cell table:style-name="ce14" table:formula="of:=[.E56]/[.E50]-1" office:value-type="float" office:value="0.11349051661324" calcext:value-type="float">
            <text:p>0.113491</text:p>
          </table:table-cell>
          <table:table-cell table:style-name="ce14" table:formula="of:=[.F56]/[.F50]-1" office:value-type="float" office:value="0.0190333587230034" calcext:value-type="float">
            <text:p>0.019033</text:p>
          </table:table-cell>
          <table:table-cell table:style-name="ce14" table:formula="of:=[.G56]/[.G50]-1" office:value-type="float" office:value="0.00263634182393391" calcext:value-type="float">
            <text:p>0.002636</text:p>
          </table:table-cell>
          <table:table-cell table:style-name="ce14" table:formula="of:=[.H56]/[.H50]-1" office:value-type="float" office:value="0.142915276640316" calcext:value-type="float">
            <text:p>0.142915</text:p>
          </table:table-cell>
          <table:table-cell table:style-name="ce14" table:formula="of:=[.I56]/[.I50]-1" office:value-type="float" office:value="0.00739128825795765" calcext:value-type="float">
            <text:p>0.0073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table:formula="of:=[.B57]/[.B50]-1" office:value-type="float" office:value="-0.170254264836827" calcext:value-type="float">
            <text:p>-0.170254</text:p>
          </table:table-cell>
          <table:table-cell table:style-name="ce14" table:formula="of:=[.C57]/[.C50]-1" office:value-type="float" office:value="-0.00854004772063532" calcext:value-type="float">
            <text:p>-0.008540</text:p>
          </table:table-cell>
          <table:table-cell table:style-name="ce14" table:formula="of:=[.D57]/[.D50]-1" office:value-type="float" office:value="0.511630888140067" calcext:value-type="float">
            <text:p>0.511631</text:p>
          </table:table-cell>
          <table:table-cell table:style-name="ce14" table:formula="of:=[.E57]/[.E50]-1" office:value-type="float" office:value="0.143035647256954" calcext:value-type="float">
            <text:p>0.143036</text:p>
          </table:table-cell>
          <table:table-cell table:style-name="ce14" table:formula="of:=[.F57]/[.F50]-1" office:value-type="float" office:value="0.0229027952565575" calcext:value-type="float">
            <text:p>0.022903</text:p>
          </table:table-cell>
          <table:table-cell table:style-name="ce14" table:formula="of:=[.G57]/[.G50]-1" office:value-type="float" office:value="0.00298291709741738" calcext:value-type="float">
            <text:p>0.002983</text:p>
          </table:table-cell>
          <table:table-cell table:style-name="ce14" table:formula="of:=[.H57]/[.H50]-1" office:value-type="float" office:value="0.195063319928567" calcext:value-type="float">
            <text:p>0.195063</text:p>
          </table:table-cell>
          <table:table-cell table:style-name="ce14" table:formula="of:=[.I57]/[.I50]-1" office:value-type="float" office:value="0.00218019703096628" calcext:value-type="float">
            <text:p>0.00218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table:formula="of:=[.B58]/[.B50]-1" office:value-type="float" office:value="-0.181190196882111" calcext:value-type="float">
            <text:p>-0.181190</text:p>
          </table:table-cell>
          <table:table-cell table:style-name="ce14" table:formula="of:=[.C58]/[.C50]-1" office:value-type="float" office:value="-0.0101717855737296" calcext:value-type="float">
            <text:p>-0.010172</text:p>
          </table:table-cell>
          <table:table-cell table:style-name="ce14" table:formula="of:=[.D58]/[.D50]-1" office:value-type="float" office:value="0.595141975163183" calcext:value-type="float">
            <text:p>0.595142</text:p>
          </table:table-cell>
          <table:table-cell table:style-name="ce14" table:formula="of:=[.E58]/[.E50]-1" office:value-type="float" office:value="0.17216025307766" calcext:value-type="float">
            <text:p>0.172160</text:p>
          </table:table-cell>
          <table:table-cell table:style-name="ce14" table:formula="of:=[.F58]/[.F50]-1" office:value-type="float" office:value="0.0240796350494337" calcext:value-type="float">
            <text:p>0.024080</text:p>
          </table:table-cell>
          <table:table-cell table:style-name="ce14" table:formula="of:=[.G58]/[.G50]-1" office:value-type="float" office:value="0.00537339782990576" calcext:value-type="float">
            <text:p>0.005373</text:p>
          </table:table-cell>
          <table:table-cell table:style-name="ce14" table:formula="of:=[.H58]/[.H50]-1" office:value-type="float" office:value="0.201911887542746" calcext:value-type="float">
            <text:p>0.201912</text:p>
          </table:table-cell>
          <table:table-cell table:style-name="ce14" table:formula="of:=[.I58]/[.I50]-1" office:value-type="float" office:value="0.000766175695920079" calcext:value-type="float">
            <text:p>0.0007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table:formula="of:=[.B59]/[.B50]-1" office:value-type="float" office:value="-0.189016720139075" calcext:value-type="float">
            <text:p>-0.189017</text:p>
          </table:table-cell>
          <table:table-cell table:style-name="ce14" table:formula="of:=[.C59]/[.C50]-1" office:value-type="float" office:value="-0.0108069957347686" calcext:value-type="float">
            <text:p>-0.010807</text:p>
          </table:table-cell>
          <table:table-cell table:style-name="ce14" table:formula="of:=[.D59]/[.D50]-1" office:value-type="float" office:value="0.553330348516625" calcext:value-type="float">
            <text:p>0.553330</text:p>
          </table:table-cell>
          <table:table-cell table:style-name="ce14" table:formula="of:=[.E59]/[.E50]-1" office:value-type="float" office:value="0.151080819049875" calcext:value-type="float">
            <text:p>0.151081</text:p>
          </table:table-cell>
          <table:table-cell table:style-name="ce14" table:formula="of:=[.F59]/[.F50]-1" office:value-type="float" office:value="0.0232750641465036" calcext:value-type="float">
            <text:p>0.023275</text:p>
          </table:table-cell>
          <table:table-cell table:style-name="ce14" table:formula="of:=[.G59]/[.G50]-1" office:value-type="float" office:value="0.00465951201016623" calcext:value-type="float">
            <text:p>0.004660</text:p>
          </table:table-cell>
          <table:table-cell table:style-name="ce14" table:formula="of:=[.H59]/[.H50]-1" office:value-type="float" office:value="0.189568147582298" calcext:value-type="float">
            <text:p>0.189568</text:p>
          </table:table-cell>
          <table:table-cell table:style-name="ce14" table:formula="of:=[.I59]/[.I50]-1" office:value-type="float" office:value="-0.00268047275370487" calcext:value-type="float">
            <text:p>-0.00268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MPM</text:p>
          </table:table-cell>
          <table:table-cell table:style-name="ce4" table:number-columns-repeated="7"/>
          <table:table-cell table:style-name="ce4" office:value-type="string" calcext:value-type="string">
            <text:p>Version 28Feb</text:p>
          </table:table-cell>
          <table:table-cell table:style-name="ce4"/>
          <table:table-cell/>
        </table:table-row>
        <table:table-row table:style-name="ro1">
          <table:table-cell table:style-name="ce6" office:value-type="string" calcext:value-type="string">
            <text:p>Degree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  <table:table-cell table:style-name="ce13" table:formula="of:=HARMEAN([.B73:.I73])" office:value-type="float" office:value="0.916965883657615" calcext:value-type="float">
            <text:p>0.916966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3" table:formula="of:=HARMEAN([.B74:.I74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  <table:table-cell table:style-name="ce13" table:formula="of:=HARMEAN([.B75:.I75])" office:value-type="float" office:value="0.924147492324596" calcext:value-type="float">
            <text:p>0.9241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  <table:table-cell table:style-name="ce13" table:formula="of:=HARMEAN([.B76:.I76])" office:value-type="float" office:value="0.923684639892063" calcext:value-type="float">
            <text:p>0.9236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  <table:table-cell table:style-name="ce13" table:formula="of:=HARMEAN([.B77:.I77])" office:value-type="float" office:value="0.923031524581844" calcext:value-type="float">
            <text:p>0.9230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  <table:table-cell table:style-name="ce13" table:formula="of:=HARMEAN([.B78:.I78])" office:value-type="float" office:value="0.922502649615755" calcext:value-type="float">
            <text:p>0.9225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  <table:table-cell table:style-name="ce13" table:formula="of:=HARMEAN([.B79:.I79])" office:value-type="float" office:value="0.923344623820772" calcext:value-type="float">
            <text:p>0.9233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  <table:table-cell table:style-name="ce13" table:formula="of:=HARMEAN([.B80:.I80])" office:value-type="float" office:value="0.923308277915703" calcext:value-type="float">
            <text:p>0.923308</text:p>
          </table:table-cell>
          <table:table-cell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3]/[.B73]-1" office:value-type="float" office:value="0" calcext:value-type="float">
            <text:p>0</text:p>
          </table:table-cell>
          <table:table-cell table:formula="of:=[.C73]/[.C73]-1" office:value-type="float" office:value="0" calcext:value-type="float">
            <text:p>0</text:p>
          </table:table-cell>
          <table:table-cell table:formula="of:=[.D73]/[.D73]-1" office:value-type="float" office:value="0" calcext:value-type="float">
            <text:p>0</text:p>
          </table:table-cell>
          <table:table-cell table:formula="of:=[.E73]/[.E73]-1" office:value-type="float" office:value="0" calcext:value-type="float">
            <text:p>0</text:p>
          </table:table-cell>
          <table:table-cell table:formula="of:=[.F73]/[.F73]-1" office:value-type="float" office:value="0" calcext:value-type="float">
            <text:p>0</text:p>
          </table:table-cell>
          <table:table-cell table:formula="of:=[.G73]/[.G73]-1" office:value-type="float" office:value="0" calcext:value-type="float">
            <text:p>0</text:p>
          </table:table-cell>
          <table:table-cell table:formula="of:=[.H73]/[.H73]-1" office:value-type="float" office:value="0" calcext:value-type="float">
            <text:p>0</text:p>
          </table:table-cell>
          <table:table-cell table:formula="of:=[.I73]/[.I73]-1" office:value-type="float" office:value="0" calcext:value-type="float">
            <text:p>0</text:p>
          </table:table-cell>
          <table:table-cell table:style-name="ce1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table:formula="of:=[.B74]/[.B73]-1" office:value-type="float" office:value="0.00949317129112481" calcext:value-type="float">
            <text:p>0.009493</text:p>
          </table:table-cell>
          <table:table-cell table:style-name="ce13" table:formula="of:=[.C74]/[.C73]-1" office:value-type="float" office:value="0.000135628822167888" calcext:value-type="float">
            <text:p>0.000136</text:p>
          </table:table-cell>
          <table:table-cell table:style-name="ce13" table:formula="of:=[.D74]/[.D73]-1" office:value-type="float" office:value="0.0487622490075905" calcext:value-type="float">
            <text:p>0.048762</text:p>
          </table:table-cell>
          <table:table-cell table:style-name="ce13" table:formula="of:=[.E74]/[.E73]-1" office:value-type="float" office:value="0.063321742162197" calcext:value-type="float">
            <text:p>0.063322</text:p>
          </table:table-cell>
          <table:table-cell table:style-name="ce13" table:formula="of:=[.F74]/[.F73]-1" office:value-type="float" office:value="0.0203947395120685" calcext:value-type="float">
            <text:p>0.020395</text:p>
          </table:table-cell>
          <table:table-cell table:style-name="ce13" table:formula="of:=[.G74]/[.G73]-1" office:value-type="float" office:value="0.010224588372175" calcext:value-type="float">
            <text:p>0.010225</text:p>
          </table:table-cell>
          <table:table-cell table:style-name="ce13" table:formula="of:=[.H74]/[.H73]-1" office:value-type="float" office:value="-0.0369090554276797" calcext:value-type="float">
            <text:p>-0.036909</text:p>
          </table:table-cell>
          <table:table-cell table:style-name="ce13" table:formula="of:=[.I74]/[.I73]-1" office:value-type="float" office:value="0.00683350377901371" calcext:value-type="float">
            <text:p>0.006834</text:p>
          </table:table-cell>
          <table:table-cell table:number-columns-repeated="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3" table:formula="of:=[.B75]/[.B73]-1" office:value-type="float" office:value="0.00327658877321535" calcext:value-type="float">
            <text:p>0.003277</text:p>
          </table:table-cell>
          <table:table-cell table:style-name="ce13" table:formula="of:=[.C75]/[.C73]-1" office:value-type="float" office:value="0.000590333142641564" calcext:value-type="float">
            <text:p>0.000590</text:p>
          </table:table-cell>
          <table:table-cell table:style-name="ce13" table:formula="of:=[.D75]/[.D73]-1" office:value-type="float" office:value="0.0422230800512771" calcext:value-type="float">
            <text:p>0.042223</text:p>
          </table:table-cell>
          <table:table-cell table:style-name="ce13" table:formula="of:=[.E75]/[.E73]-1" office:value-type="float" office:value="0.0645669301659244" calcext:value-type="float">
            <text:p>0.064567</text:p>
          </table:table-cell>
          <table:table-cell table:style-name="ce13" table:formula="of:=[.F75]/[.F73]-1" office:value-type="float" office:value="0.0204387569354758" calcext:value-type="float">
            <text:p>0.020439</text:p>
          </table:table-cell>
          <table:table-cell table:style-name="ce13" table:formula="of:=[.G75]/[.G73]-1" office:value-type="float" office:value="0.00782167450009363" calcext:value-type="float">
            <text:p>0.007822</text:p>
          </table:table-cell>
          <table:table-cell table:style-name="ce13" table:formula="of:=[.H75]/[.H73]-1" office:value-type="float" office:value="-0.0386980459911832" calcext:value-type="float">
            <text:p>-0.038698</text:p>
          </table:table-cell>
          <table:table-cell table:style-name="ce13" table:formula="of:=[.I75]/[.I73]-1" office:value-type="float" office:value="0.00637740444874324" calcext:value-type="float">
            <text:p>0.0063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table:formula="of:=[.B76]/[.B73]-1" office:value-type="float" office:value="0.00322595058308384" calcext:value-type="float">
            <text:p>0.003226</text:p>
          </table:table-cell>
          <table:table-cell table:style-name="ce13" table:formula="of:=[.C76]/[.C73]-1" office:value-type="float" office:value="0.00049208918812238" calcext:value-type="float">
            <text:p>0.000492</text:p>
          </table:table-cell>
          <table:table-cell table:style-name="ce13" table:formula="of:=[.D76]/[.D73]-1" office:value-type="float" office:value="0.0422230800512771" calcext:value-type="float">
            <text:p>0.042223</text:p>
          </table:table-cell>
          <table:table-cell table:style-name="ce13" table:formula="of:=[.E76]/[.E73]-1" office:value-type="float" office:value="0.0632313021913999" calcext:value-type="float">
            <text:p>0.063231</text:p>
          </table:table-cell>
          <table:table-cell table:style-name="ce13" table:formula="of:=[.F76]/[.F73]-1" office:value-type="float" office:value="0.0201106554319217" calcext:value-type="float">
            <text:p>0.020111</text:p>
          </table:table-cell>
          <table:table-cell table:style-name="ce13" table:formula="of:=[.G76]/[.G73]-1" office:value-type="float" office:value="0.00732807368212662" calcext:value-type="float">
            <text:p>0.007328</text:p>
          </table:table-cell>
          <table:table-cell table:style-name="ce13" table:formula="of:=[.H76]/[.H73]-1" office:value-type="float" office:value="-0.0409875619839096" calcext:value-type="float">
            <text:p>-0.040988</text:p>
          </table:table-cell>
          <table:table-cell table:style-name="ce13" table:formula="of:=[.I76]/[.I73]-1" office:value-type="float" office:value="0.00651139471891993" calcext:value-type="float">
            <text:p>0.0065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table:formula="of:=[.B77]/[.B73]-1" office:value-type="float" office:value="0.0013642524164843" calcext:value-type="float">
            <text:p>0.001364</text:p>
          </table:table-cell>
          <table:table-cell table:style-name="ce13" table:formula="of:=[.C77]/[.C73]-1" office:value-type="float" office:value="0.000443112113450495" calcext:value-type="float">
            <text:p>0.000443</text:p>
          </table:table-cell>
          <table:table-cell table:style-name="ce13" table:formula="of:=[.D77]/[.D73]-1" office:value-type="float" office:value="0.0422230800512771" calcext:value-type="float">
            <text:p>0.042223</text:p>
          </table:table-cell>
          <table:table-cell table:style-name="ce13" table:formula="of:=[.E77]/[.E73]-1" office:value-type="float" office:value="0.0632313021913999" calcext:value-type="float">
            <text:p>0.063231</text:p>
          </table:table-cell>
          <table:table-cell table:style-name="ce13" table:formula="of:=[.F77]/[.F73]-1" office:value-type="float" office:value="0.0204387569354758" calcext:value-type="float">
            <text:p>0.020439</text:p>
          </table:table-cell>
          <table:table-cell table:style-name="ce13" table:formula="of:=[.G77]/[.G73]-1" office:value-type="float" office:value="0.00674497381474781" calcext:value-type="float">
            <text:p>0.006745</text:p>
          </table:table-cell>
          <table:table-cell table:style-name="ce13" table:formula="of:=[.H77]/[.H73]-1" office:value-type="float" office:value="-0.0398632169332733" calcext:value-type="float">
            <text:p>-0.039863</text:p>
          </table:table-cell>
          <table:table-cell table:style-name="ce13" table:formula="of:=[.I77]/[.I73]-1" office:value-type="float" office:value="0.00621457521313107" calcext:value-type="float">
            <text:p>0.0062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table:formula="of:=[.B78]/[.B73]-1" office:value-type="float" office:value="0.000643402886376876" calcext:value-type="float">
            <text:p>0.000643</text:p>
          </table:table-cell>
          <table:table-cell table:style-name="ce13" table:formula="of:=[.C78]/[.C73]-1" office:value-type="float" office:value="0.000443112113450495" calcext:value-type="float">
            <text:p>0.000443</text:p>
          </table:table-cell>
          <table:table-cell table:style-name="ce13" table:formula="of:=[.D78]/[.D73]-1" office:value-type="float" office:value="0.0422230800512771" calcext:value-type="float">
            <text:p>0.042223</text:p>
          </table:table-cell>
          <table:table-cell table:style-name="ce13" table:formula="of:=[.E78]/[.E73]-1" office:value-type="float" office:value="0.0632313021913999" calcext:value-type="float">
            <text:p>0.063231</text:p>
          </table:table-cell>
          <table:table-cell table:style-name="ce13" table:formula="of:=[.F78]/[.F73]-1" office:value-type="float" office:value="0.0198334393185478" calcext:value-type="float">
            <text:p>0.019833</text:p>
          </table:table-cell>
          <table:table-cell table:style-name="ce13" table:formula="of:=[.G78]/[.G73]-1" office:value-type="float" office:value="0.0062784939208449" calcext:value-type="float">
            <text:p>0.006278</text:p>
          </table:table-cell>
          <table:table-cell table:style-name="ce13" table:formula="of:=[.H78]/[.H73]-1" office:value-type="float" office:value="-0.0415583079464331" calcext:value-type="float">
            <text:p>-0.041558</text:p>
          </table:table-cell>
          <table:table-cell table:style-name="ce13" table:formula="of:=[.I78]/[.I73]-1" office:value-type="float" office:value="0.00646214663948408" calcext:value-type="float">
            <text:p>0.0064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table:formula="of:=[.B79]/[.B73]-1" office:value-type="float" office:value="0.00205829349299247" calcext:value-type="float">
            <text:p>0.002058</text:p>
          </table:table-cell>
          <table:table-cell table:style-name="ce13" table:formula="of:=[.C79]/[.C73]-1" office:value-type="float" office:value="0.000443112113450495" calcext:value-type="float">
            <text:p>0.000443</text:p>
          </table:table-cell>
          <table:table-cell table:style-name="ce13" table:formula="of:=[.D79]/[.D73]-1" office:value-type="float" office:value="0.0422230800512771" calcext:value-type="float">
            <text:p>0.042223</text:p>
          </table:table-cell>
          <table:table-cell table:style-name="ce13" table:formula="of:=[.E79]/[.E73]-1" office:value-type="float" office:value="0.0632313021913999" calcext:value-type="float">
            <text:p>0.063231</text:p>
          </table:table-cell>
          <table:table-cell table:style-name="ce13" table:formula="of:=[.F79]/[.F73]-1" office:value-type="float" office:value="0.0198334393185478" calcext:value-type="float">
            <text:p>0.019833</text:p>
          </table:table-cell>
          <table:table-cell table:style-name="ce13" table:formula="of:=[.G79]/[.G73]-1" office:value-type="float" office:value="0.00736875506822265" calcext:value-type="float">
            <text:p>0.007369</text:p>
          </table:table-cell>
          <table:table-cell table:style-name="ce13" table:formula="of:=[.H79]/[.H73]-1" office:value-type="float" office:value="-0.0407352579747254" calcext:value-type="float">
            <text:p>-0.040735</text:p>
          </table:table-cell>
          <table:table-cell table:style-name="ce13" table:formula="of:=[.I79]/[.I73]-1" office:value-type="float" office:value="0.00659170014574784" calcext:value-type="float">
            <text:p>0.0065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table:formula="of:=[.B80]/[.B73]-1" office:value-type="float" office:value="0.00263318588683847" calcext:value-type="float">
            <text:p>0.002633</text:p>
          </table:table-cell>
          <table:table-cell table:style-name="ce13" table:formula="of:=[.C80]/[.C73]-1" office:value-type="float" office:value="0.000443112113450495" calcext:value-type="float">
            <text:p>0.000443</text:p>
          </table:table-cell>
          <table:table-cell table:style-name="ce13" table:formula="of:=[.D80]/[.D73]-1" office:value-type="float" office:value="0.0422230800512771" calcext:value-type="float">
            <text:p>0.042223</text:p>
          </table:table-cell>
          <table:table-cell table:style-name="ce13" table:formula="of:=[.E80]/[.E73]-1" office:value-type="float" office:value="0.0632313021913999" calcext:value-type="float">
            <text:p>0.063231</text:p>
          </table:table-cell>
          <table:table-cell table:style-name="ce13" table:formula="of:=[.F80]/[.F73]-1" office:value-type="float" office:value="0.0198334393185478" calcext:value-type="float">
            <text:p>0.019833</text:p>
          </table:table-cell>
          <table:table-cell table:style-name="ce13" table:formula="of:=[.G80]/[.G73]-1" office:value-type="float" office:value="0.00661479337923998" calcext:value-type="float">
            <text:p>0.006615</text:p>
          </table:table-cell>
          <table:table-cell table:style-name="ce13" table:formula="of:=[.H80]/[.H73]-1" office:value-type="float" office:value="-0.0407679186878884" calcext:value-type="float">
            <text:p>-0.040768</text:p>
          </table:table-cell>
          <table:table-cell table:style-name="ce13" table:formula="of:=[.I80]/[.I73]-1" office:value-type="float" office:value="0.00659170014574784" calcext:value-type="float">
            <text:p>0.00659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ext Line </text:p>
          </table:table-cell>
          <table:table-cell table:style-name="ce4" table:number-columns-repeated="7"/>
          <table:table-cell table:style-name="ce4" office:value-type="string" calcext:value-type="string">
            <text:p>Version 28Feb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Degree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3" table:formula="of:=HARMEAN([.B92:.I92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69" calcext:value-type="float">
            <text:p>0.248669</text:p>
          </table:table-cell>
          <table:table-cell office:value-type="float" office:value="3.389206" calcext:value-type="float">
            <text:p>3.389206</text:p>
          </table:table-cell>
          <table:table-cell office:value-type="float" office:value="1.670886" calcext:value-type="float">
            <text:p>1.670886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3.298109" calcext:value-type="float">
            <text:p>3.298109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1.121431" calcext:value-type="float">
            <text:p>1.121431</text:p>
          </table:table-cell>
          <table:table-cell office:value-type="float" office:value="1.123663" calcext:value-type="float">
            <text:p>1.123663</text:p>
          </table:table-cell>
          <table:table-cell table:style-name="ce13" table:formula="of:=HARMEAN([.B93:.I93])" office:value-type="float" office:value="0.733890739955078" calcext:value-type="float">
            <text:p>0.7338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177" calcext:value-type="float">
            <text:p>0.226177</text:p>
          </table:table-cell>
          <table:table-cell office:value-type="float" office:value="3.351137" calcext:value-type="float">
            <text:p>3.351137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1.363342" calcext:value-type="float">
            <text:p>1.363342</text:p>
          </table:table-cell>
          <table:table-cell office:value-type="float" office:value="3.300546" calcext:value-type="float">
            <text:p>3.300546</text:p>
          </table:table-cell>
          <table:table-cell office:value-type="float" office:value="0.277101" calcext:value-type="float">
            <text:p>0.277101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0.76605" calcext:value-type="float">
            <text:p>0.76605</text:p>
          </table:table-cell>
          <table:table-cell table:style-name="ce13" table:formula="of:=HARMEAN([.B94:.I94])" office:value-type="float" office:value="0.656880252439518" calcext:value-type="float">
            <text:p>0.6568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3.2967" calcext:value-type="float">
            <text:p>3.2967</text:p>
          </table:table-cell>
          <table:table-cell office:value-type="float" office:value="1.681069" calcext:value-type="float">
            <text:p>1.681069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3.299948" calcext:value-type="float">
            <text:p>3.299948</text:p>
          </table:table-cell>
          <table:table-cell office:value-type="float" office:value="0.245092" calcext:value-type="float">
            <text:p>0.245092</text:p>
          </table:table-cell>
          <table:table-cell office:value-type="float" office:value="1.077804" calcext:value-type="float">
            <text:p>1.077804</text:p>
          </table:table-cell>
          <table:table-cell office:value-type="float" office:value="0.653674" calcext:value-type="float">
            <text:p>0.653674</text:p>
          </table:table-cell>
          <table:table-cell table:style-name="ce13" table:formula="of:=HARMEAN([.B95:.I95])" office:value-type="float" office:value="0.605528116371769" calcext:value-type="float">
            <text:p>0.6055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3.268015" calcext:value-type="float">
            <text:p>3.268015</text:p>
          </table:table-cell>
          <table:table-cell office:value-type="float" office:value="1.683131" calcext:value-type="float">
            <text:p>1.683131</text:p>
          </table:table-cell>
          <table:table-cell office:value-type="float" office:value="1.36946" calcext:value-type="float">
            <text:p>1.36946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0.630939" calcext:value-type="float">
            <text:p>0.630939</text:p>
          </table:table-cell>
          <table:table-cell table:style-name="ce13" table:formula="of:=HARMEAN([.B96:.I96])" office:value-type="float" office:value="0.57248594911627" calcext:value-type="float">
            <text:p>0.5724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3.222426" calcext:value-type="float">
            <text:p>3.222426</text:p>
          </table:table-cell>
          <table:table-cell office:value-type="float" office:value="1.665141" calcext:value-type="float">
            <text:p>1.665141</text:p>
          </table:table-cell>
          <table:table-cell office:value-type="float" office:value="1.359822" calcext:value-type="float">
            <text:p>1.359822</text:p>
          </table:table-cell>
          <table:table-cell office:value-type="float" office:value="3.300859" calcext:value-type="float">
            <text:p>3.30085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1.041473" calcext:value-type="float">
            <text:p>1.041473</text:p>
          </table:table-cell>
          <table:table-cell office:value-type="float" office:value="0.620145" calcext:value-type="float">
            <text:p>0.620145</text:p>
          </table:table-cell>
          <table:table-cell table:style-name="ce13" table:formula="of:=HARMEAN([.B97:.I97])" office:value-type="float" office:value="0.545461101380966" calcext:value-type="float">
            <text:p>0.545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3.162905" calcext:value-type="float">
            <text:p>3.162905</text:p>
          </table:table-cell>
          <table:table-cell office:value-type="float" office:value="1.669414" calcext:value-type="float">
            <text:p>1.669414</text:p>
          </table:table-cell>
          <table:table-cell office:value-type="float" office:value="1.339673" calcext:value-type="float">
            <text:p>1.339673</text:p>
          </table:table-cell>
          <table:table-cell office:value-type="float" office:value="3.305466" calcext:value-type="float">
            <text:p>3.305466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032009" calcext:value-type="float">
            <text:p>1.032009</text:p>
          </table:table-cell>
          <table:table-cell office:value-type="float" office:value="0.614661" calcext:value-type="float">
            <text:p>0.614661</text:p>
          </table:table-cell>
          <table:table-cell table:style-name="ce13" table:formula="of:=HARMEAN([.B98:.I98])" office:value-type="float" office:value="0.52463861102554" calcext:value-type="float">
            <text:p>0.5246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3.114474" calcext:value-type="float">
            <text:p>3.114474</text:p>
          </table:table-cell>
          <table:table-cell office:value-type="float" office:value="1.672307" calcext:value-type="float">
            <text:p>1.672307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3.3033" calcext:value-type="float">
            <text:p>3.3033</text:p>
          </table:table-cell>
          <table:table-cell office:value-type="float" office:value="0.174148" calcext:value-type="float">
            <text:p>0.174148</text:p>
          </table:table-cell>
          <table:table-cell office:value-type="float" office:value="1.02828" calcext:value-type="float">
            <text:p>1.02828</text:p>
          </table:table-cell>
          <table:table-cell office:value-type="float" office:value="0.60827" calcext:value-type="float">
            <text:p>0.60827</text:p>
          </table:table-cell>
          <table:table-cell table:style-name="ce13" table:formula="of:=HARMEAN([.B99:.I99])" office:value-type="float" office:value="0.506327241035596" calcext:value-type="float">
            <text:p>0.506327</text:p>
          </table:table-cell>
          <table:table-cell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92]/[.B92]-1" office:value-type="float" office:value="0" calcext:value-type="float">
            <text:p>0</text:p>
          </table:table-cell>
          <table:table-cell table:formula="of:=[.C92]/[.C92]-1" office:value-type="float" office:value="0" calcext:value-type="float">
            <text:p>0</text:p>
          </table:table-cell>
          <table:table-cell table:formula="of:=[.D92]/[.D92]-1" office:value-type="float" office:value="0" calcext:value-type="float">
            <text:p>0</text:p>
          </table:table-cell>
          <table:table-cell table:formula="of:=[.E92]/[.E92]-1" office:value-type="float" office:value="0" calcext:value-type="float">
            <text:p>0</text:p>
          </table:table-cell>
          <table:table-cell table:formula="of:=[.F92]/[.F92]-1" office:value-type="float" office:value="0" calcext:value-type="float">
            <text:p>0</text:p>
          </table:table-cell>
          <table:table-cell table:formula="of:=[.G92]/[.G92]-1" office:value-type="float" office:value="0" calcext:value-type="float">
            <text:p>0</text:p>
          </table:table-cell>
          <table:table-cell table:formula="of:=[.H92]/[.H92]-1" office:value-type="float" office:value="0" calcext:value-type="float">
            <text:p>0</text:p>
          </table:table-cell>
          <table:table-cell table:formula="of:=[.I92]/[.I92]-1" office:value-type="float" office:value="0" calcext:value-type="float">
            <text:p>0</text:p>
          </table:table-cell>
          <table:table-cell table:style-name="ce1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3]/[.B92]-1" office:value-type="float" office:value="-0.121888087687951" calcext:value-type="float">
            <text:p>-0.1218880877</text:p>
          </table:table-cell>
          <table:table-cell table:formula="of:=[.C93]/[.C92]-1" office:value-type="float" office:value="-0.00989836957204437" calcext:value-type="float">
            <text:p>-0.0098983696</text:p>
          </table:table-cell>
          <table:table-cell table:formula="of:=[.D93]/[.D92]-1" office:value-type="float" office:value="0.0396713642775408" calcext:value-type="float">
            <text:p>0.0396713643</text:p>
          </table:table-cell>
          <table:table-cell table:formula="of:=[.E93]/[.E92]-1" office:value-type="float" office:value="0.0337653607327371" calcext:value-type="float">
            <text:p>0.0337653607</text:p>
          </table:table-cell>
          <table:table-cell table:formula="of:=[.F93]/[.F92]-1" office:value-type="float" office:value="0.0313368441822861" calcext:value-type="float">
            <text:p>0.0313368442</text:p>
          </table:table-cell>
          <table:table-cell table:formula="of:=[.G93]/[.G92]-1" office:value-type="float" office:value="-0.100348660779837" calcext:value-type="float">
            <text:p>-0.1003486608</text:p>
          </table:table-cell>
          <table:table-cell table:formula="of:=[.H93]/[.H92]-1" office:value-type="float" office:value="-0.0362989195399729" calcext:value-type="float">
            <text:p>-0.0362989195</text:p>
          </table:table-cell>
          <table:table-cell table:formula="of:=[.I93]/[.I92]-1" office:value-type="float" office:value="-0.391001241667791" calcext:value-type="float">
            <text:p>-0.39100124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]/[.B92]-1" office:value-type="float" office:value="-0.201312918011484" calcext:value-type="float">
            <text:p>-0.201312918</text:p>
          </table:table-cell>
          <table:table-cell table:formula="of:=[.C94]/[.C92]-1" office:value-type="float" office:value="-0.0210196112341806" calcext:value-type="float">
            <text:p>-0.0210196112</text:p>
          </table:table-cell>
          <table:table-cell table:formula="of:=[.D94]/[.D92]-1" office:value-type="float" office:value="0.0354115942155233" calcext:value-type="float">
            <text:p>0.0354115942</text:p>
          </table:table-cell>
          <table:table-cell table:formula="of:=[.E94]/[.E92]-1" office:value-type="float" office:value="-0.0124059376964913" calcext:value-type="float">
            <text:p>-0.0124059377</text:p>
          </table:table-cell>
          <table:table-cell table:formula="of:=[.F94]/[.F92]-1" office:value-type="float" office:value="0.0320989075007729" calcext:value-type="float">
            <text:p>0.0320989075</text:p>
          </table:table-cell>
          <table:table-cell table:formula="of:=[.G94]/[.G92]-1" office:value-type="float" office:value="-0.202194461159304" calcext:value-type="float">
            <text:p>-0.2021944612</text:p>
          </table:table-cell>
          <table:table-cell table:formula="of:=[.H94]/[.H92]-1" office:value-type="float" office:value="-0.0530046722828016" calcext:value-type="float">
            <text:p>-0.0530046723</text:p>
          </table:table-cell>
          <table:table-cell table:formula="of:=[.I94]/[.I92]-1" office:value-type="float" office:value="-0.584819025970964" calcext:value-type="float">
            <text:p>-0.5848190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95]/[.B92]-1" office:value-type="float" office:value="-0.25454295056959" calcext:value-type="float">
            <text:p>-0.2545429506</text:p>
          </table:table-cell>
          <table:table-cell table:formula="of:=[.C95]/[.C92]-1" office:value-type="float" office:value="-0.036922498947588" calcext:value-type="float">
            <text:p>-0.0369224989</text:p>
          </table:table-cell>
          <table:table-cell table:formula="of:=[.D95]/[.D92]-1" office:value-type="float" office:value="0.0460075077980671" calcext:value-type="float">
            <text:p>0.0460075078</text:p>
          </table:table-cell>
          <table:table-cell table:formula="of:=[.E95]/[.E92]-1" office:value-type="float" office:value="-0.0152738056948803" calcext:value-type="float">
            <text:p>-0.0152738057</text:p>
          </table:table-cell>
          <table:table-cell table:formula="of:=[.F95]/[.F92]-1" office:value-type="float" office:value="0.0319119096080955" calcext:value-type="float">
            <text:p>0.0319119096</text:p>
          </table:table-cell>
          <table:table-cell table:formula="of:=[.G95]/[.G92]-1" office:value-type="float" office:value="-0.294352040860395" calcext:value-type="float">
            <text:p>-0.2943520409</text:p>
          </table:table-cell>
          <table:table-cell table:formula="of:=[.H95]/[.H92]-1" office:value-type="float" office:value="-0.0737897567267723" calcext:value-type="float">
            <text:p>-0.0737897567</text:p>
          </table:table-cell>
          <table:table-cell table:formula="of:=[.I95]/[.I92]-1" office:value-type="float" office:value="-0.645724158974667" calcext:value-type="float">
            <text:p>-0.6457241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/[.B92]-1" office:value-type="float" office:value="-0.284194840140402" calcext:value-type="float">
            <text:p>-0.2841948401</text:p>
          </table:table-cell>
          <table:table-cell table:formula="of:=[.C96]/[.C92]-1" office:value-type="float" office:value="-0.0453023570231449" calcext:value-type="float">
            <text:p>-0.045302357</text:p>
          </table:table-cell>
          <table:table-cell table:formula="of:=[.D96]/[.D92]-1" office:value-type="float" office:value="0.0472905410828874" calcext:value-type="float">
            <text:p>0.0472905411</text:p>
          </table:table-cell>
          <table:table-cell table:formula="of:=[.E96]/[.E92]-1" office:value-type="float" office:value="-0.00797410733171644" calcext:value-type="float">
            <text:p>-0.0079741073</text:p>
          </table:table-cell>
          <table:table-cell table:formula="of:=[.F96]/[.F92]-1" office:value-type="float" office:value="0.0331592918721271" calcext:value-type="float">
            <text:p>0.0331592919</text:p>
          </table:table-cell>
          <table:table-cell table:formula="of:=[.G96]/[.G92]-1" office:value-type="float" office:value="-0.370567962940037" calcext:value-type="float">
            <text:p>-0.3705679629</text:p>
          </table:table-cell>
          <table:table-cell table:formula="of:=[.H96]/[.H92]-1" office:value-type="float" office:value="-0.0942697721263141" calcext:value-type="float">
            <text:p>-0.0942697721</text:p>
          </table:table-cell>
          <table:table-cell table:formula="of:=[.I96]/[.I92]-1" office:value-type="float" office:value="-0.658045991028124" calcext:value-type="float">
            <text:p>-0.6580459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7]/[.B92]-1" office:value-type="float" office:value="-0.311593793478491" calcext:value-type="float">
            <text:p>-0.3115937935</text:p>
          </table:table-cell>
          <table:table-cell table:formula="of:=[.C97]/[.C92]-1" office:value-type="float" office:value="-0.0586204448671945" calcext:value-type="float">
            <text:p>-0.0586204449</text:p>
          </table:table-cell>
          <table:table-cell table:formula="of:=[.D97]/[.D92]-1" office:value-type="float" office:value="0.0360966667890381" calcext:value-type="float">
            <text:p>0.0360966668</text:p>
          </table:table-cell>
          <table:table-cell table:formula="of:=[.E97]/[.E92]-1" office:value-type="float" office:value="-0.0149557975990752" calcext:value-type="float">
            <text:p>-0.0149557976</text:p>
          </table:table-cell>
          <table:table-cell table:formula="of:=[.F97]/[.F92]-1" office:value-type="float" office:value="0.0321967843241979" calcext:value-type="float">
            <text:p>0.0321967843</text:p>
          </table:table-cell>
          <table:table-cell table:formula="of:=[.G97]/[.G92]-1" office:value-type="float" office:value="-0.425895908490221" calcext:value-type="float">
            <text:p>-0.4258959085</text:p>
          </table:table-cell>
          <table:table-cell table:formula="of:=[.H97]/[.H92]-1" office:value-type="float" office:value="-0.105010780538485" calcext:value-type="float">
            <text:p>-0.1050107805</text:p>
          </table:table-cell>
          <table:table-cell table:formula="of:=[.I97]/[.I92]-1" office:value-type="float" office:value="-0.663896083624781" calcext:value-type="float">
            <text:p>-0.66389608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8]/[.B92]-1" office:value-type="float" office:value="-0.334854124144555" calcext:value-type="float">
            <text:p>-0.3348541241</text:p>
          </table:table-cell>
          <table:table-cell table:formula="of:=[.C98]/[.C92]-1" office:value-type="float" office:value="-0.0760085408237998" calcext:value-type="float">
            <text:p>-0.0760085408</text:p>
          </table:table-cell>
          <table:table-cell table:formula="of:=[.D98]/[.D92]-1" office:value-type="float" office:value="0.0387554452691725" calcext:value-type="float">
            <text:p>0.0387554453</text:p>
          </table:table-cell>
          <table:table-cell table:formula="of:=[.E98]/[.E92]-1" office:value-type="float" office:value="-0.0295515723653139" calcext:value-type="float">
            <text:p>-0.0295515724</text:p>
          </table:table-cell>
          <table:table-cell table:formula="of:=[.F98]/[.F92]-1" office:value-type="float" office:value="0.0336374185910302" calcext:value-type="float">
            <text:p>0.0336374186</text:p>
          </table:table-cell>
          <table:table-cell table:formula="of:=[.G98]/[.G92]-1" office:value-type="float" office:value="-0.464804263392921" calcext:value-type="float">
            <text:p>-0.4648042634</text:p>
          </table:table-cell>
          <table:table-cell table:formula="of:=[.H98]/[.H92]-1" office:value-type="float" office:value="-0.113143663458142" calcext:value-type="float">
            <text:p>-0.1131436635</text:p>
          </table:table-cell>
          <table:table-cell table:formula="of:=[.I98]/[.I92]-1" office:value-type="float" office:value="-0.66686828186455" calcext:value-type="float">
            <text:p>-0.66686828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9]/[.B92]-1" office:value-type="float" office:value="-0.35382751972202" calcext:value-type="float">
            <text:p>-0.3538275197</text:p>
          </table:table-cell>
          <table:table-cell table:formula="of:=[.C99]/[.C92]-1" office:value-type="float" office:value="-0.0901568729296843" calcext:value-type="float">
            <text:p>-0.0901568729</text:p>
          </table:table-cell>
          <table:table-cell table:formula="of:=[.D99]/[.D92]-1" office:value-type="float" office:value="0.0405555496789616" calcext:value-type="float">
            <text:p>0.0405555497</text:p>
          </table:table-cell>
          <table:table-cell table:formula="of:=[.E99]/[.E92]-1" office:value-type="float" office:value="-0.0401045152803252" calcext:value-type="float">
            <text:p>-0.0401045153</text:p>
          </table:table-cell>
          <table:table-cell table:formula="of:=[.F99]/[.F92]-1" office:value-type="float" office:value="0.0329600984647098" calcext:value-type="float">
            <text:p>0.0329600985</text:p>
          </table:table-cell>
          <table:table-cell table:formula="of:=[.G99]/[.G92]-1" office:value-type="float" office:value="-0.498607948083805" calcext:value-type="float">
            <text:p>-0.4986079481</text:p>
          </table:table-cell>
          <table:table-cell table:formula="of:=[.H99]/[.H92]-1" office:value-type="float" office:value="-0.11634817744878" calcext:value-type="float">
            <text:p>-0.1163481774</text:p>
          </table:table-cell>
          <table:table-cell table:formula="of:=[.I99]/[.I92]-1" office:value-type="float" office:value="-0.670332052643246" calcext:value-type="float">
            <text:p>-0.6703320526</text:p>
          </table:table-cell>
          <table:table-cell table:number-columns-repeated="2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ld/new</text:p>
          </table:table-cell>
          <table:table-cell office:value-type="string" calcext:value-type="string">
            <text:p>use old/new sandbo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digit</text:p>
          </table:table-cell>
          <table:table-cell office:value-type="string" calcext:value-type="string">
            <text:p>score_new = score_old / _digi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6" office:value-type="string" calcext:value-type="string">
            <text:p>limited next_line</text:p>
          </table:table-cell>
          <table:table-cell/>
          <table:table-cell office:value-type="string" calcext:value-type="string">
            <text:p>by cache_hit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" office:value-type="string" calcext:value-type="string">
            <text:p>Onlines</text:p>
          </table:table-cell>
          <table:table-cell table:style-name="ce4" table:number-columns-repeated="9"/>
          <table:table-cell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3" table:formula="of:=HARMEAN([.B144:.I144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3" table:formula="of:=HARMEAN([.B145:.I145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3" table:formula="of:=HARMEAN([.B146:.I146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3" table:formula="of:=HARMEAN([.B147:.I147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3" table:formula="of:=HARMEAN([.B148:.I148])" office:value-type="float" office:value="0.770616038045656" calcext:value-type="float">
            <text:p>0.770616</text:p>
          </table:table-cell>
          <table:table-cell/>
        </table:table-row>
        <table:table-row table:style-name="ro1">
          <table:table-cell office:value-type="string" calcext:value-type="string">
            <text:p>Online-256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3.433208" calcext:value-type="float">
            <text:p>3.433208</text:p>
          </table:table-cell>
          <table:table-cell office:value-type="float" office:value="1.636267" calcext:value-type="float">
            <text:p>1.636267</text:p>
          </table:table-cell>
          <table:table-cell office:value-type="float" office:value="1.405824" calcext:value-type="float">
            <text:p>1.405824</text:p>
          </table:table-cell>
          <table:table-cell office:value-type="float" office:value="3.249654" calcext:value-type="float">
            <text:p>3.249654</text:p>
          </table:table-cell>
          <table:table-cell office:value-type="float" office:value="0.356803" calcext:value-type="float">
            <text:p>0.356803</text:p>
          </table:table-cell>
          <table:table-cell office:value-type="float" office:value="1.179634" calcext:value-type="float">
            <text:p>1.179634</text:p>
          </table:table-cell>
          <table:table-cell office:value-type="float" office:value="2.119525" calcext:value-type="float">
            <text:p>2.119525</text:p>
          </table:table-cell>
          <table:table-cell table:style-name="ce13" table:formula="of:=HARMEAN([.B149:.I149])" office:value-type="float" office:value="0.889090409442665" calcext:value-type="float">
            <text:p>0.889090</text:p>
          </table:table-cell>
          <table:table-cell table:style-name="ce16"/>
        </table:table-row>
        <table:table-row table:style-name="ro1">
          <table:table-cell office:value-type="string" calcext:value-type="string">
            <text:p>Online-128</text:p>
          </table:table-cell>
          <table:table-cell office:value-type="float" office:value="0.334083" calcext:value-type="float">
            <text:p>0.334083</text:p>
          </table:table-cell>
          <table:table-cell office:value-type="float" office:value="3.429763" calcext:value-type="float">
            <text:p>3.429763</text:p>
          </table:table-cell>
          <table:table-cell office:value-type="float" office:value="1.736982" calcext:value-type="float">
            <text:p>1.736982</text:p>
          </table:table-cell>
          <table:table-cell office:value-type="float" office:value="1.414961" calcext:value-type="float">
            <text:p>1.414961</text:p>
          </table:table-cell>
          <table:table-cell office:value-type="float" office:value="3.251164" calcext:value-type="float">
            <text:p>3.251164</text:p>
          </table:table-cell>
          <table:table-cell office:value-type="float" office:value="0.353188" calcext:value-type="float">
            <text:p>0.353188</text:p>
          </table:table-cell>
          <table:table-cell office:value-type="float" office:value="1.178367" calcext:value-type="float">
            <text:p>1.178367</text:p>
          </table:table-cell>
          <table:table-cell office:value-type="float" office:value="2.091162" calcext:value-type="float">
            <text:p>2.091162</text:p>
          </table:table-cell>
          <table:table-cell table:style-name="ce13" table:formula="of:=HARMEAN([.B150:.I150])" office:value-type="float" office:value="0.885636787790894" calcext:value-type="float">
            <text:p>0.885637</text:p>
          </table:table-cell>
          <table:table-cell table:style-name="ce16"/>
        </table:table-row>
        <table:table-row table:style-name="ro1">
          <table:table-cell office:value-type="string" calcext:value-type="string">
            <text:p>Online_old_3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3" table:formula="of:=HARMEAN([.B151:.I151])" office:value-type="float" office:value="0.926196995283301" calcext:value-type="float">
            <text:p>0.926197</text:p>
          </table:table-cell>
          <table:table-cell table:style-name="ce16"/>
        </table:table-row>
        <table:table-row table:style-name="ro1">
          <table:table-cell office:value-type="string" calcext:value-type="string">
            <text:p>Online_old_5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3" table:formula="of:=HARMEAN([.B152:.I152])" office:value-type="float" office:value="0.926196995283301" calcext:value-type="float">
            <text:p>0.926197</text:p>
          </table:table-cell>
          <table:table-cell table:style-name="ce16"/>
        </table:table-row>
        <table:table-row table:style-name="ro1">
          <table:table-cell office:value-type="string" calcext:value-type="string">
            <text:p>Online_new_3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7851" calcext:value-type="float">
            <text:p>3.427851</text:p>
          </table:table-cell>
          <table:table-cell office:value-type="float" office:value="1.444906" calcext:value-type="float">
            <text:p>1.444906</text:p>
          </table:table-cell>
          <table:table-cell office:value-type="float" office:value="1.343744" calcext:value-type="float">
            <text:p>1.343744</text:p>
          </table:table-cell>
          <table:table-cell office:value-type="float" office:value="3.231155" calcext:value-type="float">
            <text:p>3.231155</text:p>
          </table:table-cell>
          <table:table-cell office:value-type="float" office:value="0.353072" calcext:value-type="float">
            <text:p>0.353072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7146" calcext:value-type="float">
            <text:p>2.267146</text:p>
          </table:table-cell>
          <table:table-cell table:style-name="ce13" table:formula="of:=HARMEAN([.B153:.I153])" office:value-type="float" office:value="0.878216352289492" calcext:value-type="float">
            <text:p>0.878216</text:p>
          </table:table-cell>
          <table:table-cell table:style-name="ce16"/>
        </table:table-row>
        <table:table-row table:style-name="ro1">
          <table:table-cell office:value-type="string" calcext:value-type="string">
            <text:p>Online_old_3_next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9315" calcext:value-type="float">
            <text:p>3.429315</text:p>
          </table:table-cell>
          <table:table-cell office:value-type="float" office:value="1.604483" calcext:value-type="float">
            <text:p>1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05868" calcext:value-type="float">
            <text:p>3.205868</text:p>
          </table:table-cell>
          <table:table-cell office:value-type="float" office:value="0.347842" calcext:value-type="float">
            <text:p>0.347842</text:p>
          </table:table-cell>
          <table:table-cell office:value-type="float" office:value="1.176515" calcext:value-type="float">
            <text:p>1.176515</text:p>
          </table:table-cell>
          <table:table-cell office:value-type="float" office:value="1.843991" calcext:value-type="float">
            <text:p>1.843991</text:p>
          </table:table-cell>
          <table:table-cell table:style-name="ce13" table:formula="of:=HARMEAN([.B154:.I154])" office:value-type="float" office:value="0.872235527937491" calcext:value-type="float">
            <text:p>0.872236</text:p>
          </table:table-cell>
          <table:table-cell/>
        </table:table-row>
        <table:table-row table:style-name="ro1">
          <table:table-cell office:value-type="string" calcext:value-type="string">
            <text:p>Online_miss</text:p>
          </table:table-cell>
          <table:table-cell office:value-type="float" office:value="0.338415" calcext:value-type="float">
            <text:p>0.338415</text:p>
          </table:table-cell>
          <table:table-cell office:value-type="float" office:value="3.422288" calcext:value-type="float">
            <text:p>3.422288</text:p>
          </table:table-cell>
          <table:table-cell office:value-type="float" office:value="0.604483" calcext:value-type="float">
            <text:p>0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59142" calcext:value-type="float">
            <text:p>3.259142</text:p>
          </table:table-cell>
          <table:table-cell office:value-type="float" office:value="0.347714" calcext:value-type="float">
            <text:p>0.347714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01247" calcext:value-type="float">
            <text:p>2.01247</text:p>
          </table:table-cell>
          <table:table-cell table:style-name="ce13" table:formula="of:=HARMEAN([.B155:.I155])" office:value-type="float" office:value="0.787701364406125" calcext:value-type="float">
            <text:p>0.787701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5" office:value-type="string" calcext:value-type="string">
            <text:p>Onlines</text:p>
          </table:table-cell>
          <table:table-cell table:style-name="ce4" table:number-columns-repeated="9"/>
          <table:table-cell/>
        </table:table-row>
        <table:table-row table:style-name="ro1">
          <table:table-cell table:style-name="ce1" office:value-type="string" calcext:value-type="string">
            <text:p>AMPM</text:p>
          </table:table-cell>
          <table:table-cell table:style-name="ce12" office:value-type="string" calcext:value-type="string">
            <text:p>gcc</text:p>
          </table:table-cell>
          <table:table-cell table:style-name="ce12" office:value-type="string" calcext:value-type="string">
            <text:p>GemsFDTD</text:p>
          </table:table-cell>
          <table:table-cell table:style-name="ce12" office:value-type="string" calcext:value-type="string">
            <text:p>lbm</text:p>
          </table:table-cell>
          <table:table-cell table:style-name="ce12" office:value-type="string" calcext:value-type="string">
            <text:p>leslie3D</text:p>
          </table:table-cell>
          <table:table-cell table:style-name="ce12" office:value-type="string" calcext:value-type="string">
            <text:p>libquantum</text:p>
          </table:table-cell>
          <table:table-cell table:style-name="ce12" office:value-type="string" calcext:value-type="string">
            <text:p>mcf</text:p>
          </table:table-cell>
          <table:table-cell table:style-name="ce12" office:value-type="string" calcext:value-type="string">
            <text:p>milc</text:p>
          </table:table-cell>
          <table:table-cell table:style-name="ce12" office:value-type="string" calcext:value-type="string">
            <text:p>omentpp</text:p>
          </table:table-cell>
          <table:table-cell table:style-name="ce12" office:value-type="string" calcext:value-type="string">
            <text:p>HMEAN</text:p>
          </table:table-cell>
          <table:table-cell/>
        </table:table-row>
        <table:table-row table:style-name="ro1">
          <table:table-cell table:style-name="ce10" office:value-type="string" calcext:value-type="string">
            <text:p>Access</text:p>
          </table:table-cell>
          <table:table-cell office:value-type="float" office:value="176734" calcext:value-type="float">
            <text:p>176734</text:p>
          </table:table-cell>
          <table:table-cell office:value-type="float" office:value="5653" calcext:value-type="float">
            <text:p>5653</text:p>
          </table:table-cell>
          <table:table-cell office:value-type="float" office:value="36743" calcext:value-type="float">
            <text:p>36743</text:p>
          </table:table-cell>
          <table:table-cell office:value-type="float" office:value="103909" calcext:value-type="float">
            <text:p>103909</text:p>
          </table:table-cell>
          <table:table-cell office:value-type="float" office:value="24456" calcext:value-type="float">
            <text:p>24456</text:p>
          </table:table-cell>
          <table:table-cell office:value-type="float" office:value="317909" calcext:value-type="float">
            <text:p>317909</text:p>
          </table:table-cell>
          <table:table-cell office:value-type="float" office:value="60533" calcext:value-type="float">
            <text:p>60533</text:p>
          </table:table-cell>
          <table:table-cell office:value-type="float" office:value="37736" calcext:value-type="float">
            <text:p>37736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iss</text:p>
          </table:table-cell>
          <table:table-cell office:value-type="float" office:value="85937" calcext:value-type="float">
            <text:p>85937</text:p>
          </table:table-cell>
          <table:table-cell office:value-type="float" office:value="196" calcext:value-type="float">
            <text:p>196</text:p>
          </table:table-cell>
          <table:table-cell office:value-type="float" office:value="2333" calcext:value-type="float">
            <text:p>2333</text:p>
          </table:table-cell>
          <table:table-cell office:value-type="float" office:value="2566" calcext:value-type="float">
            <text:p>2566</text:p>
          </table:table-cell>
          <table:table-cell office:value-type="float" office:value="233" calcext:value-type="float">
            <text:p>233</text:p>
          </table:table-cell>
          <table:table-cell office:value-type="float" office:value="172749" calcext:value-type="float">
            <text:p>172749</text:p>
          </table:table-cell>
          <table:table-cell office:value-type="float" office:value="6667" calcext:value-type="float">
            <text:p>6667</text:p>
          </table:table-cell>
          <table:table-cell office:value-type="float" office:value="28126" calcext:value-type="float">
            <text:p>28126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t</text:p>
          </table:table-cell>
          <table:table-cell table:formula="of:=[.B164]-[.B165]" office:value-type="float" office:value="90797" calcext:value-type="float">
            <text:p>90797</text:p>
          </table:table-cell>
          <table:table-cell table:formula="of:=[.C164]-[.C165]" office:value-type="float" office:value="5457" calcext:value-type="float">
            <text:p>5457</text:p>
          </table:table-cell>
          <table:table-cell table:formula="of:=[.D164]-[.D165]" office:value-type="float" office:value="34410" calcext:value-type="float">
            <text:p>34410</text:p>
          </table:table-cell>
          <table:table-cell table:formula="of:=[.E164]-[.E165]" office:value-type="float" office:value="101343" calcext:value-type="float">
            <text:p>101343</text:p>
          </table:table-cell>
          <table:table-cell table:formula="of:=[.F164]-[.F165]" office:value-type="float" office:value="24223" calcext:value-type="float">
            <text:p>24223</text:p>
          </table:table-cell>
          <table:table-cell table:formula="of:=[.G164]-[.G165]" office:value-type="float" office:value="145160" calcext:value-type="float">
            <text:p>145160</text:p>
          </table:table-cell>
          <table:table-cell table:formula="of:=[.H164]-[.H165]" office:value-type="float" office:value="53866" calcext:value-type="float">
            <text:p>53866</text:p>
          </table:table-cell>
          <table:table-cell table:formula="of:=[.I164]-[.I165]" office:value-type="float" office:value="9610" calcext:value-type="float">
            <text:p>961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refetches</text:p>
          </table:table-cell>
          <table:table-cell office:value-type="float" office:value="125690" calcext:value-type="float">
            <text:p>125690</text:p>
          </table:table-cell>
          <table:table-cell office:value-type="float" office:value="160" calcext:value-type="float">
            <text:p>160</text:p>
          </table:table-cell>
          <table:table-cell office:value-type="float" office:value="35038" calcext:value-type="float">
            <text:p>35038</text:p>
          </table:table-cell>
          <table:table-cell office:value-type="float" office:value="44333" calcext:value-type="float">
            <text:p>44333</text:p>
          </table:table-cell>
          <table:table-cell office:value-type="float" office:value="2869" calcext:value-type="float">
            <text:p>2869</text:p>
          </table:table-cell>
          <table:table-cell office:value-type="float" office:value="76210" calcext:value-type="float">
            <text:p>76210</text:p>
          </table:table-cell>
          <table:table-cell office:value-type="float" office:value="53880" calcext:value-type="float">
            <text:p>53880</text:p>
          </table:table-cell>
          <table:table-cell office:value-type="float" office:value="6528" calcext:value-type="float">
            <text:p>6528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Useful Pre</text:p>
          </table:table-cell>
          <table:table-cell office:value-type="float" office:value="87882" calcext:value-type="float">
            <text:p>87882</text:p>
          </table:table-cell>
          <table:table-cell office:value-type="float" office:value="83" calcext:value-type="float">
            <text:p>83</text:p>
          </table:table-cell>
          <table:table-cell office:value-type="float" office:value="34404" calcext:value-type="float">
            <text:p>34404</text:p>
          </table:table-cell>
          <table:table-cell office:value-type="float" office:value="43838" calcext:value-type="float">
            <text:p>43838</text:p>
          </table:table-cell>
          <table:table-cell office:value-type="float" office:value="2855" calcext:value-type="float">
            <text:p>2855</text:p>
          </table:table-cell>
          <table:table-cell office:value-type="float" office:value="64829" calcext:value-type="float">
            <text:p>64829</text:p>
          </table:table-cell>
          <table:table-cell office:value-type="float" office:value="53866" calcext:value-type="float">
            <text:p>53866</text:p>
          </table:table-cell>
          <table:table-cell office:value-type="float" office:value="4842" calcext:value-type="float">
            <text:p>484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Unuseful</text:p>
          </table:table-cell>
          <table:table-cell table:formula="of:=[.B167]-[.B168]" office:value-type="float" office:value="37808" calcext:value-type="float">
            <text:p>37808</text:p>
          </table:table-cell>
          <table:table-cell table:formula="of:=[.C167]-[.C168]" office:value-type="float" office:value="77" calcext:value-type="float">
            <text:p>77</text:p>
          </table:table-cell>
          <table:table-cell table:formula="of:=[.D167]-[.D168]" office:value-type="float" office:value="634" calcext:value-type="float">
            <text:p>634</text:p>
          </table:table-cell>
          <table:table-cell table:formula="of:=[.E167]-[.E168]" office:value-type="float" office:value="495" calcext:value-type="float">
            <text:p>495</text:p>
          </table:table-cell>
          <table:table-cell table:formula="of:=[.F167]-[.F168]" office:value-type="float" office:value="14" calcext:value-type="float">
            <text:p>14</text:p>
          </table:table-cell>
          <table:table-cell table:formula="of:=[.G167]-[.G168]" office:value-type="float" office:value="11381" calcext:value-type="float">
            <text:p>11381</text:p>
          </table:table-cell>
          <table:table-cell table:formula="of:=[.H167]-[.H168]" office:value-type="float" office:value="14" calcext:value-type="float">
            <text:p>14</text:p>
          </table:table-cell>
          <table:table-cell table:formula="of:=[.I167]-[.I168]"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6839" calcext:value-type="float">
            <text:p>683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3637" calcext:value-type="float">
            <text:p>83637</text:p>
          </table:table-cell>
          <table:table-cell office:value-type="float" office:value="58" calcext:value-type="float">
            <text:p>58</text:p>
          </table:table-cell>
          <table:table-cell office:value-type="float" office:value="4693" calcext:value-type="float">
            <text:p>469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5" table:formula="of:=[.B168]/[.B167]" office:value-type="float" office:value="0.699196435675074" calcext:value-type="float">
            <text:p>0.699</text:p>
          </table:table-cell>
          <table:table-cell table:style-name="ce15" table:formula="of:=[.C168]/[.C167]" office:value-type="float" office:value="0.51875" calcext:value-type="float">
            <text:p>0.519</text:p>
          </table:table-cell>
          <table:table-cell table:style-name="ce15" table:formula="of:=[.D168]/[.D167]" office:value-type="float" office:value="0.981905359894971" calcext:value-type="float">
            <text:p>0.982</text:p>
          </table:table-cell>
          <table:table-cell table:style-name="ce15" table:formula="of:=[.E168]/[.E167]" office:value-type="float" office:value="0.988834502515057" calcext:value-type="float">
            <text:p>0.989</text:p>
          </table:table-cell>
          <table:table-cell table:style-name="ce15" table:formula="of:=[.F168]/[.F167]" office:value-type="float" office:value="0.995120250958522" calcext:value-type="float">
            <text:p>0.995</text:p>
          </table:table-cell>
          <table:table-cell table:style-name="ce15" table:formula="of:=[.G168]/[.G167]" office:value-type="float" office:value="0.850662642697809" calcext:value-type="float">
            <text:p>0.851</text:p>
          </table:table-cell>
          <table:table-cell table:style-name="ce15" table:formula="of:=[.H168]/[.H167]" office:value-type="float" office:value="0.999740163325909" calcext:value-type="float">
            <text:p>1.000</text:p>
          </table:table-cell>
          <table:table-cell table:style-name="ce15" table:formula="of:=[.I168]/[.I167]" office:value-type="float" office:value="0.741727941176471" calcext:value-type="float">
            <text:p>0.742</text:p>
          </table:table-cell>
          <table:table-cell table:formula="of:=[.J168]/[.J16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5" table:formula="of:=[.B170]/[.B164]*100" office:value-type="float" office:value="3.86965722498218" calcext:value-type="float">
            <text:p>3.870</text:p>
          </table:table-cell>
          <table:table-cell table:style-name="ce15" table:formula="of:=[.C170]/[.C164]*100" office:value-type="float" office:value="0" calcext:value-type="float">
            <text:p>0.000</text:p>
          </table:table-cell>
          <table:table-cell table:style-name="ce15" table:formula="of:=[.D170]/[.D164]*100" office:value-type="float" office:value="0.511662085295158" calcext:value-type="float">
            <text:p>0.512</text:p>
          </table:table-cell>
          <table:table-cell table:style-name="ce15" table:formula="of:=[.E170]/[.E164]*100" office:value-type="float" office:value="0.043307124503171" calcext:value-type="float">
            <text:p>0.043</text:p>
          </table:table-cell>
          <table:table-cell table:style-name="ce15" table:formula="of:=[.F170]/[.F164]*100" office:value-type="float" office:value="0.00817795224075891" calcext:value-type="float">
            <text:p>0.008</text:p>
          </table:table-cell>
          <table:table-cell table:style-name="ce15" table:formula="of:=[.G170]/[.G164]*100" office:value-type="float" office:value="26.3084719212102" calcext:value-type="float">
            <text:p>26.308</text:p>
          </table:table-cell>
          <table:table-cell table:style-name="ce15" table:formula="of:=[.H170]/[.H164]*100" office:value-type="float" office:value="0.0958155055919911" calcext:value-type="float">
            <text:p>0.096</text:p>
          </table:table-cell>
          <table:table-cell table:style-name="ce15" table:formula="of:=[.I170]/[.I164]*100" office:value-type="float" office:value="12.436400254399" calcext:value-type="float">
            <text:p>12.4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9:56:04.338463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9T11:52:08.132472484</dc:date>
    <meta:editing-duration>P4DT12H35M22S</meta:editing-duration>
    <meta:editing-cycles>107</meta:editing-cycles>
    <meta:generator>LibreOffice/4.2.7.2$Linux_X86_64 LibreOffice_project/420m0$Build-2</meta:generator>
    <meta:document-statistic meta:table-count="1" meta:cell-count="110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B2:Sheet1.I2 Sheet1.A13:Sheet1.I18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7:Sheet1.I17" chart:label-cell-address="Sheet1.A17:Sheet1.A17" chart:class="chart:bar">
            <chart:data-point chart:repeated="8"/>
          </chart:series>
          <chart:series chart:style-name="ch10" chart:values-cell-range-address="Sheet1.B13:Sheet1.I13" chart:label-cell-address="Sheet1.A13:Sheet1.A13" chart:class="chart:bar">
            <chart:data-point chart:repeated="8"/>
          </chart:series>
          <chart:series chart:style-name="ch11" chart:values-cell-range-address="Sheet1.B14:Sheet1.I14" chart:label-cell-address="Sheet1.A14:Sheet1.A14" chart:class="chart:bar">
            <chart:data-point chart:repeated="8"/>
          </chart:series>
          <chart:series chart:style-name="ch12" chart:values-cell-range-address="Sheet1.B15:Sheet1.I15" chart:label-cell-address="Sheet1.A15:Sheet1.A15" chart:class="chart:bar">
            <chart:data-point chart:repeated="8"/>
          </chart:series>
          <chart:series chart:style-name="ch13" chart:values-cell-range-address="Sheet1.B16:Sheet1.I16" chart:label-cell-address="Sheet1.A16:Sheet1.A16" chart:class="chart:bar">
            <chart:data-point chart:repeated="8"/>
          </chart:series>
          <chart:series chart:style-name="ch14" chart:values-cell-range-address="Sheet1.B18:Sheet1.I18" chart:label-cell-address="Sheet1.A18:Sheet1.A1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I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3:Sheet1.A13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3:Sheet1.I13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4:Sheet1.A14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4:Sheet1.I14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5:Sheet1.A15</svg:desc>
                </draw:g>
              </table:table-cell>
              <table:table-cell office:value-type="float" office:value="0.0558509451513582">
                <text:p>0.0558509451513582</text:p>
                <draw:g>
                  <svg:desc>Sheet1.B15:Sheet1.I15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6:Sheet1.A16</svg:desc>
                </draw:g>
              </table:table-cell>
              <table:table-cell office:value-type="float" office:value="0.163296479238249">
                <text:p>0.163296479238249</text:p>
                <draw:g>
                  <svg:desc>Sheet1.B16:Sheet1.I16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8:Sheet1.A18</svg:desc>
                </draw:g>
              </table:table-cell>
              <table:table-cell office:value-type="float" office:value="0.162788462528619">
                <text:p>0.162788462528619</text:p>
                <draw:g>
                  <svg:desc>Sheet1.B18:Sheet1.I18</svg:desc>
                </draw:g>
              </table:table-cell>
              <table:table-cell office:value-type="float" office:value="-0.00295326988863553">
                <text:p>-0.00295326988863553</text:p>
              </table:table-cell>
              <table:table-cell office:value-type="float" office:value="0.905904289318119">
                <text:p>0.905904289318119</text:p>
              </table:table-cell>
              <table:table-cell office:value-type="float" office:value="0.649908092246761">
                <text:p>0.649908092246761</text:p>
              </table:table-cell>
              <table:table-cell office:value-type="float" office:value="0.0341263158095355">
                <text:p>0.0341263158095355</text:p>
              </table:table-cell>
              <table:table-cell office:value-type="float" office:value="0.0858706132453564">
                <text:p>0.0858706132453564</text:p>
              </table:table-cell>
              <table:table-cell office:value-type="float" office:value="0.200553401286306">
                <text:p>0.200553401286306</text:p>
              </table:table-cell>
              <table:table-cell office:value-type="float" office:value="0.00970261642615067">
                <text:p>0.00970261642615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36cm" svg:y="0.228cm" chart:style-name="ch2">
          <text:p>IP Stride Aggressiveness</text:p>
        </chart:subtitle>
        <chart:legend chart:legend-position="end" svg:x="25.448cm" svg:y="2.89cm" style:legend-expansion="high" chart:style-name="ch3"/>
        <chart:plot-area chart:style-name="ch4" table:cell-range-address="Sheet1.B26:Sheet1.I26 Sheet1.A38:Sheet1.I47" chart:data-source-has-labels="both" svg:x="1.67cm" svg:y="1.143cm" svg:width="23.245cm" svg:height="10.06cm">
          <chartooo:coordinate-region svg:x="2.798cm" svg:y="1.371cm" svg:width="22.117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38:Sheet1.I38" chart:label-cell-address="Sheet1.A38:Sheet1.A38" chart:class="chart:bar">
            <chart:data-point chart:repeated="8"/>
          </chart:series>
          <chart:series chart:style-name="ch10" chart:values-cell-range-address="Sheet1.B39:Sheet1.I39" chart:label-cell-address="Sheet1.A39:Sheet1.A39" chart:class="chart:bar">
            <chart:data-point chart:repeated="8"/>
          </chart:series>
          <chart:series chart:style-name="ch11" chart:values-cell-range-address="Sheet1.B40:Sheet1.I40" chart:label-cell-address="Sheet1.A40:Sheet1.A40" chart:class="chart:bar">
            <chart:data-point chart:repeated="8"/>
          </chart:series>
          <chart:series chart:style-name="ch12" chart:values-cell-range-address="Sheet1.B41:Sheet1.I41" chart:label-cell-address="Sheet1.A41:Sheet1.A41" chart:class="chart:bar">
            <chart:data-point chart:repeated="8"/>
          </chart:series>
          <chart:series chart:style-name="ch13" chart:values-cell-range-address="Sheet1.B42:Sheet1.I42" chart:label-cell-address="Sheet1.A42:Sheet1.A42" chart:class="chart:bar">
            <chart:data-point chart:repeated="8"/>
          </chart:series>
          <chart:series chart:style-name="ch14" chart:values-cell-range-address="Sheet1.B43:Sheet1.I43" chart:label-cell-address="Sheet1.A43:Sheet1.A43" chart:class="chart:bar">
            <chart:data-point chart:repeated="8"/>
          </chart:series>
          <chart:series chart:style-name="ch15" chart:values-cell-range-address="Sheet1.B44:Sheet1.I44" chart:label-cell-address="Sheet1.A44:Sheet1.A44" chart:class="chart:bar">
            <chart:data-point chart:repeated="8"/>
          </chart:series>
          <chart:series chart:style-name="ch16" chart:values-cell-range-address="Sheet1.B45:Sheet1.I45" chart:label-cell-address="Sheet1.A45:Sheet1.A45" chart:class="chart:bar">
            <chart:data-point chart:repeated="8"/>
          </chart:series>
          <chart:series chart:style-name="ch17" chart:values-cell-range-address="Sheet1.B46:Sheet1.I46" chart:label-cell-address="Sheet1.A46:Sheet1.A46" chart:class="chart:bar">
            <chart:data-point chart:repeated="8"/>
          </chart:series>
          <chart:series chart:style-name="ch18" chart:values-cell-range-address="Sheet1.B47:Sheet1.I47" chart:label-cell-address="Sheet1.A47:Sheet1.A47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38:Sheet1.I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9:Sheet1.I39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0.0116357848070461">
                <text:p>0.0116357848070461</text:p>
                <draw:g>
                  <svg:desc>Sheet1.B40:Sheet1.I40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0.0207885233932552">
                <text:p>0.0207885233932552</text:p>
                <draw:g>
                  <svg:desc>Sheet1.B41:Sheet1.I41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0.0237977780847327">
                <text:p>0.0237977780847327</text:p>
                <draw:g>
                  <svg:desc>Sheet1.B42:Sheet1.I42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0.0267708559438535">
                <text:p>0.0267708559438535</text:p>
                <draw:g>
                  <svg:desc>Sheet1.B43:Sheet1.I43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0.0239359078082759">
                <text:p>0.0239359078082759</text:p>
                <draw:g>
                  <svg:desc>Sheet1.B44:Sheet1.I44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0.0268399208056251">
                <text:p>0.0268399208056251</text:p>
                <draw:g>
                  <svg:desc>Sheet1.B45:Sheet1.I45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46:Sheet1.A46</svg:desc>
                </draw:g>
              </table:table-cell>
              <table:table-cell office:value-type="float" office:value="0.0248863718583709">
                <text:p>0.0248863718583709</text:p>
                <draw:g>
                  <svg:desc>Sheet1.B46:Sheet1.I46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47:Sheet1.A47</svg:desc>
                </draw:g>
              </table:table-cell>
              <table:table-cell office:value-type="float" office:value="0.0255342660378475">
                <text:p>0.0255342660378475</text:p>
                <draw:g>
                  <svg:desc>Sheet1.B47:Sheet1.I47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072cm" svg:y="0.228cm" chart:style-name="ch2">
          <text:p>Stream Aggressiveness</text:p>
        </chart:subtitle>
        <chart:legend chart:legend-position="end" svg:x="25.448cm" svg:y="2.89cm" style:legend-expansion="high" chart:style-name="ch3"/>
        <chart:plot-area chart:style-name="ch4" table:cell-range-address="Sheet1.B26:Sheet1.I26 Sheet1.A38:Sheet1.A45 Sheet1.B61:Sheet1.I70 Sheet1.A58:Sheet1.A58 Sheet1.A70:Sheet1.A70" chart:data-source-has-labels="both" svg:x="1.67cm" svg:y="1.143cm" svg:width="23.245cm" svg:height="10.06cm">
          <chartooo:coordinate-region svg:x="2.586cm" svg:y="1.371cm" svg:width="22.329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61:Sheet1.I61" chart:label-cell-address="Sheet1.A38:Sheet1.A38" chart:class="chart:bar">
            <chart:data-point chart:repeated="8"/>
          </chart:series>
          <chart:series chart:style-name="ch10" chart:values-cell-range-address="Sheet1.B62:Sheet1.I62" chart:label-cell-address="Sheet1.A39:Sheet1.A39" chart:class="chart:bar">
            <chart:data-point chart:repeated="8"/>
          </chart:series>
          <chart:series chart:style-name="ch11" chart:values-cell-range-address="Sheet1.B63:Sheet1.I63" chart:label-cell-address="Sheet1.A40:Sheet1.A40" chart:class="chart:bar">
            <chart:data-point chart:repeated="8"/>
          </chart:series>
          <chart:series chart:style-name="ch12" chart:values-cell-range-address="Sheet1.B64:Sheet1.I64" chart:label-cell-address="Sheet1.A41:Sheet1.A41" chart:class="chart:bar">
            <chart:data-point chart:repeated="8"/>
          </chart:series>
          <chart:series chart:style-name="ch13" chart:values-cell-range-address="Sheet1.B65:Sheet1.I65" chart:label-cell-address="Sheet1.A42:Sheet1.A42" chart:class="chart:bar">
            <chart:data-point chart:repeated="8"/>
          </chart:series>
          <chart:series chart:style-name="ch14" chart:values-cell-range-address="Sheet1.B66:Sheet1.I66" chart:label-cell-address="Sheet1.A43:Sheet1.A43" chart:class="chart:bar">
            <chart:data-point chart:repeated="8"/>
          </chart:series>
          <chart:series chart:style-name="ch15" chart:values-cell-range-address="Sheet1.B67:Sheet1.I67" chart:label-cell-address="Sheet1.A44:Sheet1.A44" chart:class="chart:bar">
            <chart:data-point chart:repeated="8"/>
          </chart:series>
          <chart:series chart:style-name="ch16" chart:values-cell-range-address="Sheet1.B68:Sheet1.I68" chart:label-cell-address="Sheet1.A45:Sheet1.A45" chart:class="chart:bar">
            <chart:data-point chart:repeated="8"/>
          </chart:series>
          <chart:series chart:style-name="ch17" chart:values-cell-range-address="Sheet1.B69:Sheet1.I69" chart:label-cell-address="Sheet1.A58:Sheet1.A58" chart:class="chart:bar">
            <chart:data-point chart:repeated="8"/>
          </chart:series>
          <chart:series chart:style-name="ch18" chart:values-cell-range-address="Sheet1.B70:Sheet1.I70" chart:label-cell-address="Sheet1.A70:Sheet1.A70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61:Sheet1.I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62:Sheet1.I62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63:Sheet1.I63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-0.112479329498396">
                <text:p>-0.112479329498396</text:p>
                <draw:g>
                  <svg:desc>Sheet1.B64:Sheet1.I64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-0.136881121648552">
                <text:p>-0.136881121648552</text:p>
                <draw:g>
                  <svg:desc>Sheet1.B65:Sheet1.I65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-0.158346642545192">
                <text:p>-0.158346642545192</text:p>
                <draw:g>
                  <svg:desc>Sheet1.B66:Sheet1.I66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-0.16672084575919">
                <text:p>-0.16672084575919</text:p>
                <draw:g>
                  <svg:desc>Sheet1.B67:Sheet1.I67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-0.170254264836827">
                <text:p>-0.170254264836827</text:p>
                <draw:g>
                  <svg:desc>Sheet1.B68:Sheet1.I68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8:Sheet1.A58</svg:desc>
                </draw:g>
              </table:table-cell>
              <table:table-cell office:value-type="float" office:value="-0.181190196882111">
                <text:p>-0.181190196882111</text:p>
                <draw:g>
                  <svg:desc>Sheet1.B69:Sheet1.I69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70:Sheet1.A70</svg:desc>
                </draw:g>
              </table:table-cell>
              <table:table-cell office:value-type="float" office:value="-0.189016720139075">
                <text:p>-0.189016720139075</text:p>
                <draw:g>
                  <svg:desc>Sheet1.B70:Sheet1.I70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239cm" svg:y="0.228cm" chart:style-name="ch2">
          <text:p>AMPM Aggressivness</text:p>
        </chart:subtitle>
        <chart:legend chart:legend-position="end" svg:x="25.659cm" svg:y="3.445cm" style:legend-expansion="high" chart:style-name="ch3"/>
        <chart:plot-area chart:style-name="ch4" table:cell-range-address="Sheet1.B26:Sheet1.I26 Sheet1.A38:Sheet1.A45 Sheet1.B82:Sheet1.I89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82:Sheet1.I82" chart:label-cell-address="Sheet1.A38:Sheet1.A38" chart:class="chart:bar">
            <chart:data-point chart:repeated="8"/>
          </chart:series>
          <chart:series chart:style-name="ch10" chart:values-cell-range-address="Sheet1.B83:Sheet1.I83" chart:label-cell-address="Sheet1.A39:Sheet1.A39" chart:class="chart:bar">
            <chart:data-point chart:repeated="8"/>
          </chart:series>
          <chart:series chart:style-name="ch11" chart:values-cell-range-address="Sheet1.B84:Sheet1.I84" chart:label-cell-address="Sheet1.A40:Sheet1.A40" chart:class="chart:bar">
            <chart:data-point chart:repeated="8"/>
          </chart:series>
          <chart:series chart:style-name="ch12" chart:values-cell-range-address="Sheet1.B85:Sheet1.I85" chart:label-cell-address="Sheet1.A41:Sheet1.A41" chart:class="chart:bar">
            <chart:data-point chart:repeated="8"/>
          </chart:series>
          <chart:series chart:style-name="ch13" chart:values-cell-range-address="Sheet1.B86:Sheet1.I86" chart:label-cell-address="Sheet1.A42:Sheet1.A42" chart:class="chart:bar">
            <chart:data-point chart:repeated="8"/>
          </chart:series>
          <chart:series chart:style-name="ch14" chart:values-cell-range-address="Sheet1.B87:Sheet1.I87" chart:label-cell-address="Sheet1.A43:Sheet1.A43" chart:class="chart:bar">
            <chart:data-point chart:repeated="8"/>
          </chart:series>
          <chart:series chart:style-name="ch15" chart:values-cell-range-address="Sheet1.B88:Sheet1.I88" chart:label-cell-address="Sheet1.A44:Sheet1.A44" chart:class="chart:bar">
            <chart:data-point chart:repeated="8"/>
          </chart:series>
          <chart:series chart:style-name="ch16" chart:values-cell-range-address="Sheet1.B89:Sheet1.I89" chart:label-cell-address="Sheet1.A45:Sheet1.A45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82:Sheet1.I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83:Sheet1.I83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84:Sheet1.I84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85:Sheet1.I85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0.0013642524164843">
                <text:p>0.0013642524164843</text:p>
                <draw:g>
                  <svg:desc>Sheet1.B86:Sheet1.I86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87:Sheet1.I87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8:Sheet1.I8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9:Sheet1.I8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67cm" svg:y="0.228cm" chart:style-name="ch2">
          <text:p>Next Line Aggressivness</text:p>
        </chart:subtitle>
        <chart:legend chart:legend-position="end" svg:x="25.659cm" svg:y="3.445cm" style:legend-expansion="high" chart:style-name="ch3"/>
        <chart:plot-area chart:style-name="ch4" table:cell-range-address="Sheet1.B26:Sheet1.I26 Sheet1.A38:Sheet1.A45 Sheet1.B101:Sheet1.I108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101:Sheet1.I101" chart:label-cell-address="Sheet1.A38:Sheet1.A38" chart:class="chart:bar">
            <chart:data-point chart:repeated="8"/>
          </chart:series>
          <chart:series chart:style-name="ch10" chart:values-cell-range-address="Sheet1.B102:Sheet1.I102" chart:label-cell-address="Sheet1.A39:Sheet1.A39" chart:class="chart:bar">
            <chart:data-point chart:repeated="8"/>
          </chart:series>
          <chart:series chart:style-name="ch11" chart:values-cell-range-address="Sheet1.B103:Sheet1.I103" chart:label-cell-address="Sheet1.A40:Sheet1.A40" chart:class="chart:bar">
            <chart:data-point chart:repeated="8"/>
          </chart:series>
          <chart:series chart:style-name="ch12" chart:values-cell-range-address="Sheet1.B104:Sheet1.I104" chart:label-cell-address="Sheet1.A41:Sheet1.A41" chart:class="chart:bar">
            <chart:data-point chart:repeated="8"/>
          </chart:series>
          <chart:series chart:style-name="ch13" chart:values-cell-range-address="Sheet1.B105:Sheet1.I105" chart:label-cell-address="Sheet1.A42:Sheet1.A42" chart:class="chart:bar">
            <chart:data-point chart:repeated="8"/>
          </chart:series>
          <chart:series chart:style-name="ch14" chart:values-cell-range-address="Sheet1.B106:Sheet1.I106" chart:label-cell-address="Sheet1.A43:Sheet1.A43" chart:class="chart:bar">
            <chart:data-point chart:repeated="8"/>
          </chart:series>
          <chart:series chart:style-name="ch15" chart:values-cell-range-address="Sheet1.B107:Sheet1.I107" chart:label-cell-address="Sheet1.A44:Sheet1.A44" chart:class="chart:bar">
            <chart:data-point chart:repeated="8"/>
          </chart:series>
          <chart:series chart:style-name="ch16" chart:values-cell-range-address="Sheet1.B108:Sheet1.I108" chart:label-cell-address="Sheet1.A45:Sheet1.A45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101:Sheet1.I10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-0.121888087687951">
                <text:p>-0.121888087687951</text:p>
                <draw:g>
                  <svg:desc>Sheet1.B102:Sheet1.I102</svg:desc>
                </draw:g>
              </table:table-cell>
              <table:table-cell office:value-type="float" office:value="-0.00989836957204437">
                <text:p>-0.00989836957204437</text:p>
              </table:table-cell>
              <table:table-cell office:value-type="float" office:value="0.0396713642775408">
                <text:p>0.0396713642775408</text:p>
              </table:table-cell>
              <table:table-cell office:value-type="float" office:value="0.0337653607327371">
                <text:p>0.0337653607327371</text:p>
              </table:table-cell>
              <table:table-cell office:value-type="float" office:value="0.0313368441822861">
                <text:p>0.0313368441822861</text:p>
              </table:table-cell>
              <table:table-cell office:value-type="float" office:value="-0.100348660779837">
                <text:p>-0.100348660779837</text:p>
              </table:table-cell>
              <table:table-cell office:value-type="float" office:value="-0.0362989195399729">
                <text:p>-0.0362989195399729</text:p>
              </table:table-cell>
              <table:table-cell office:value-type="float" office:value="-0.391001241667791">
                <text:p>-0.391001241667791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-0.201312918011484">
                <text:p>-0.201312918011484</text:p>
                <draw:g>
                  <svg:desc>Sheet1.B103:Sheet1.I103</svg:desc>
                </draw:g>
              </table:table-cell>
              <table:table-cell office:value-type="float" office:value="-0.0210196112341806">
                <text:p>-0.0210196112341806</text:p>
              </table:table-cell>
              <table:table-cell office:value-type="float" office:value="0.0354115942155233">
                <text:p>0.0354115942155233</text:p>
              </table:table-cell>
              <table:table-cell office:value-type="float" office:value="-0.0124059376964913">
                <text:p>-0.0124059376964913</text:p>
              </table:table-cell>
              <table:table-cell office:value-type="float" office:value="0.0320989075007729">
                <text:p>0.0320989075007729</text:p>
              </table:table-cell>
              <table:table-cell office:value-type="float" office:value="-0.202194461159304">
                <text:p>-0.202194461159304</text:p>
              </table:table-cell>
              <table:table-cell office:value-type="float" office:value="-0.0530046722828016">
                <text:p>-0.0530046722828016</text:p>
              </table:table-cell>
              <table:table-cell office:value-type="float" office:value="-0.584819025970964">
                <text:p>-0.584819025970964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-0.25454295056959">
                <text:p>-0.25454295056959</text:p>
                <draw:g>
                  <svg:desc>Sheet1.B104:Sheet1.I104</svg:desc>
                </draw:g>
              </table:table-cell>
              <table:table-cell office:value-type="float" office:value="-0.036922498947588">
                <text:p>-0.036922498947588</text:p>
              </table:table-cell>
              <table:table-cell office:value-type="float" office:value="0.0460075077980671">
                <text:p>0.0460075077980671</text:p>
              </table:table-cell>
              <table:table-cell office:value-type="float" office:value="-0.0152738056948803">
                <text:p>-0.0152738056948803</text:p>
              </table:table-cell>
              <table:table-cell office:value-type="float" office:value="0.0319119096080955">
                <text:p>0.0319119096080955</text:p>
              </table:table-cell>
              <table:table-cell office:value-type="float" office:value="-0.294352040860395">
                <text:p>-0.294352040860395</text:p>
              </table:table-cell>
              <table:table-cell office:value-type="float" office:value="-0.0737897567267723">
                <text:p>-0.0737897567267723</text:p>
              </table:table-cell>
              <table:table-cell office:value-type="float" office:value="-0.645724158974667">
                <text:p>-0.645724158974667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-0.284194840140402">
                <text:p>-0.284194840140402</text:p>
                <draw:g>
                  <svg:desc>Sheet1.B105:Sheet1.I105</svg:desc>
                </draw:g>
              </table:table-cell>
              <table:table-cell office:value-type="float" office:value="-0.0453023570231449">
                <text:p>-0.0453023570231449</text:p>
              </table:table-cell>
              <table:table-cell office:value-type="float" office:value="0.0472905410828874">
                <text:p>0.0472905410828874</text:p>
              </table:table-cell>
              <table:table-cell office:value-type="float" office:value="-0.00797410733171644">
                <text:p>-0.00797410733171644</text:p>
              </table:table-cell>
              <table:table-cell office:value-type="float" office:value="0.0331592918721271">
                <text:p>0.0331592918721271</text:p>
              </table:table-cell>
              <table:table-cell office:value-type="float" office:value="-0.370567962940037">
                <text:p>-0.370567962940037</text:p>
              </table:table-cell>
              <table:table-cell office:value-type="float" office:value="-0.0942697721263141">
                <text:p>-0.0942697721263141</text:p>
              </table:table-cell>
              <table:table-cell office:value-type="float" office:value="-0.658045991028124">
                <text:p>-0.658045991028124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-0.311593793478491">
                <text:p>-0.311593793478491</text:p>
                <draw:g>
                  <svg:desc>Sheet1.B106:Sheet1.I106</svg:desc>
                </draw:g>
              </table:table-cell>
              <table:table-cell office:value-type="float" office:value="-0.0586204448671945">
                <text:p>-0.0586204448671945</text:p>
              </table:table-cell>
              <table:table-cell office:value-type="float" office:value="0.0360966667890381">
                <text:p>0.0360966667890381</text:p>
              </table:table-cell>
              <table:table-cell office:value-type="float" office:value="-0.0149557975990752">
                <text:p>-0.0149557975990752</text:p>
              </table:table-cell>
              <table:table-cell office:value-type="float" office:value="0.0321967843241979">
                <text:p>0.0321967843241979</text:p>
              </table:table-cell>
              <table:table-cell office:value-type="float" office:value="-0.425895908490221">
                <text:p>-0.425895908490221</text:p>
              </table:table-cell>
              <table:table-cell office:value-type="float" office:value="-0.105010780538485">
                <text:p>-0.105010780538485</text:p>
              </table:table-cell>
              <table:table-cell office:value-type="float" office:value="-0.663896083624781">
                <text:p>-0.663896083624781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-0.334854124144555">
                <text:p>-0.334854124144555</text:p>
                <draw:g>
                  <svg:desc>Sheet1.B107:Sheet1.I107</svg:desc>
                </draw:g>
              </table:table-cell>
              <table:table-cell office:value-type="float" office:value="-0.0760085408237998">
                <text:p>-0.0760085408237998</text:p>
              </table:table-cell>
              <table:table-cell office:value-type="float" office:value="0.0387554452691725">
                <text:p>0.0387554452691725</text:p>
              </table:table-cell>
              <table:table-cell office:value-type="float" office:value="-0.0295515723653139">
                <text:p>-0.0295515723653139</text:p>
              </table:table-cell>
              <table:table-cell office:value-type="float" office:value="0.0336374185910302">
                <text:p>0.0336374185910302</text:p>
              </table:table-cell>
              <table:table-cell office:value-type="float" office:value="-0.464804263392921">
                <text:p>-0.464804263392921</text:p>
              </table:table-cell>
              <table:table-cell office:value-type="float" office:value="-0.113143663458142">
                <text:p>-0.113143663458142</text:p>
              </table:table-cell>
              <table:table-cell office:value-type="float" office:value="-0.66686828186455">
                <text:p>-0.66686828186455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-0.35382751972202">
                <text:p>-0.35382751972202</text:p>
                <draw:g>
                  <svg:desc>Sheet1.B108:Sheet1.I108</svg:desc>
                </draw:g>
              </table:table-cell>
              <table:table-cell office:value-type="float" office:value="-0.0901568729296843">
                <text:p>-0.0901568729296843</text:p>
              </table:table-cell>
              <table:table-cell office:value-type="float" office:value="0.0405555496789616">
                <text:p>0.0405555496789616</text:p>
              </table:table-cell>
              <table:table-cell office:value-type="float" office:value="-0.0401045152803252">
                <text:p>-0.0401045152803252</text:p>
              </table:table-cell>
              <table:table-cell office:value-type="float" office:value="0.0329600984647098">
                <text:p>0.0329600984647098</text:p>
              </table:table-cell>
              <table:table-cell office:value-type="float" office:value="-0.498607948083805">
                <text:p>-0.498607948083805</text:p>
              </table:table-cell>
              <table:table-cell office:value-type="float" office:value="-0.11634817744878">
                <text:p>-0.11634817744878</text:p>
              </table:table-cell>
              <table:table-cell office:value-type="float" office:value="-0.670332052643246">
                <text:p>-0.670332052643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8.998cm" xlink:href=".." xlink:type="simple" chart:class="chart:bar" chart:row-mapping="1 0" chart:style-name="ch1">
        <chart:legend chart:legend-position="bottom" svg:x="7.559cm" svg:y="8.188cm" style:legend-expansion="wide" chart:style-name="ch2"/>
        <chart:plot-area chart:style-name="ch3" table:cell-range-address="Sheet1.M155:Sheet1.M155 Sheet1.B163:Sheet1.I163 Sheet1.A165:Sheet1.I166" chart:data-source-has-labels="both" svg:x="0.348cm" svg:y="0.179cm" svg:width="16.722cm" svg:height="7.83cm">
          <chartooo:coordinate-region svg:x="1.567cm" svg:y="0.393cm" svg:width="15.503cm" svg:height="6.942cm"/>
          <chart:axis chart:dimension="x" chart:name="primary-x" chart:style-name="ch4" chartooo:axis-type="auto">
            <chartooo:date-scale/>
            <chart:categories table:cell-range-address="Sheet1.B163:Sheet1.I1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6:Sheet1.I166" chart:label-cell-address="Sheet1.A166:Sheet1.A166" chart:class="chart:bar">
            <chart:data-point chart:repeated="8"/>
          </chart:series>
          <chart:series chart:style-name="ch8" chart:values-cell-range-address="Sheet1.B165:Sheet1.I165" chart:label-cell-address="Sheet1.A165:Sheet1.A16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63:Sheet1.I163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Hit</text:p>
                <draw:g>
                  <svg:desc>Sheet1.A166:Sheet1.A166</svg:desc>
                </draw:g>
              </table:table-cell>
              <table:table-cell office:value-type="float" office:value="90797">
                <text:p>90797</text:p>
                <draw:g>
                  <svg:desc>Sheet1.B166:Sheet1.I166</svg:desc>
                </draw:g>
              </table:table-cell>
              <table:table-cell office:value-type="float" office:value="5457">
                <text:p>5457</text:p>
              </table:table-cell>
              <table:table-cell office:value-type="float" office:value="34410">
                <text:p>34410</text:p>
              </table:table-cell>
              <table:table-cell office:value-type="float" office:value="101343">
                <text:p>101343</text:p>
              </table:table-cell>
              <table:table-cell office:value-type="float" office:value="24223">
                <text:p>24223</text:p>
              </table:table-cell>
              <table:table-cell office:value-type="float" office:value="145160">
                <text:p>145160</text:p>
              </table:table-cell>
              <table:table-cell office:value-type="float" office:value="53866">
                <text:p>53866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Miss</text:p>
                <draw:g>
                  <svg:desc>Sheet1.A165:Sheet1.A165</svg:desc>
                </draw:g>
              </table:table-cell>
              <table:table-cell office:value-type="float" office:value="85937">
                <text:p>85937</text:p>
                <draw:g>
                  <svg:desc>Sheet1.B165:Sheet1.I165</svg:desc>
                </draw:g>
              </table:table-cell>
              <table:table-cell office:value-type="float" office:value="196">
                <text:p>196</text:p>
              </table:table-cell>
              <table:table-cell office:value-type="float" office:value="2333">
                <text:p>2333</text:p>
              </table:table-cell>
              <table:table-cell office:value-type="float" office:value="2566">
                <text:p>2566</text:p>
              </table:table-cell>
              <table:table-cell office:value-type="float" office:value="233">
                <text:p>233</text:p>
              </table:table-cell>
              <table:table-cell office:value-type="float" office:value="172749">
                <text:p>172749</text:p>
              </table:table-cell>
              <table:table-cell office:value-type="float" office:value="6667">
                <text:p>6667</text:p>
              </table:table-cell>
              <table:table-cell office:value-type="float" office:value="28126">
                <text:p>28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76cm" svg:height="9.032cm" xlink:href=".." xlink:type="simple" chart:class="chart:bar" chart:style-name="ch1">
        <chart:legend chart:legend-position="bottom" svg:x="6.69cm" svg:y="8.222cm" style:legend-expansion="wide" chart:style-name="ch2"/>
        <chart:plot-area chart:style-name="ch3" table:cell-range-address="Sheet1.B163:Sheet1.I163 Sheet1.A168:Sheet1.I169" chart:data-source-has-labels="both" svg:x="0.353cm" svg:y="0.18cm" svg:width="16.97cm" svg:height="7.862cm">
          <chartooo:coordinate-region svg:x="1.572cm" svg:y="0.393cm" svg:width="14.531cm" svg:height="6.975cm"/>
          <chart:axis chart:dimension="x" chart:name="primary-x" chart:style-name="ch4" chartooo:axis-type="auto">
            <chartooo:date-scale/>
            <chart:categories table:cell-range-address="Sheet1.B163:Sheet1.I16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68:Sheet1.I168" chart:label-cell-address="Sheet1.A168:Sheet1.A168" chart:class="chart:bar">
            <chart:data-point chart:repeated="8"/>
          </chart:series>
          <chart:series chart:attached-axis="primary-y" chart:style-name="ch9" chart:values-cell-range-address="Sheet1.B169:Sheet1.I169" chart:label-cell-address="Sheet1.A169:Sheet1.A16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63:Sheet1.I163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Useful Pre</text:p>
                <draw:g>
                  <svg:desc>Sheet1.A168:Sheet1.A168</svg:desc>
                </draw:g>
              </table:table-cell>
              <table:table-cell office:value-type="float" office:value="87882">
                <text:p>87882</text:p>
                <draw:g>
                  <svg:desc>Sheet1.B168:Sheet1.I168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34404">
                <text:p>34404</text:p>
              </table:table-cell>
              <table:table-cell office:value-type="float" office:value="43838">
                <text:p>43838</text:p>
              </table:table-cell>
              <table:table-cell office:value-type="float" office:value="2855">
                <text:p>2855</text:p>
              </table:table-cell>
              <table:table-cell office:value-type="float" office:value="64829">
                <text:p>64829</text:p>
              </table:table-cell>
              <table:table-cell office:value-type="float" office:value="53866">
                <text:p>53866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Unuseful</text:p>
                <draw:g>
                  <svg:desc>Sheet1.A169:Sheet1.A169</svg:desc>
                </draw:g>
              </table:table-cell>
              <table:table-cell office:value-type="float" office:value="37808">
                <text:p>37808</text:p>
                <draw:g>
                  <svg:desc>Sheet1.B169:Sheet1.I169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634">
                <text:p>634</text:p>
              </table:table-cell>
              <table:table-cell office:value-type="float" office:value="495">
                <text:p>495</text:p>
              </table:table-cell>
              <table:table-cell office:value-type="float" office:value="14">
                <text:p>14</text:p>
              </table:table-cell>
              <table:table-cell office:value-type="float" office:value="11381">
                <text:p>11381</text:p>
              </table:table-cell>
              <table:table-cell office:value-type="float" office:value="14">
                <text:p>14</text:p>
              </table:table-cell>
              <table:table-cell office:value-type="float" office:value="1686">
                <text:p>16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5e275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3cm" svg:height="10.251cm" xlink:href=".." xlink:type="simple" chart:class="chart:bar" chart:style-name="ch1">
        <chart:legend chart:legend-position="bottom" svg:x="7.918cm" svg:y="9.441cm" style:legend-expansion="wide" chart:style-name="ch2"/>
        <chart:plot-area chart:style-name="ch3" table:cell-range-address="Sheet1.M186:Sheet1.M186 Sheet1.B163:Sheet1.J163 Sheet1.A173:Sheet1.I173" chart:data-source-has-labels="both" svg:x="0.356cm" svg:y="0.205cm" svg:width="17.121cm" svg:height="9.031cm">
          <chartooo:coordinate-region svg:x="1.756cm" svg:y="0.418cm" svg:width="15.721cm" svg:height="8.144cm"/>
          <chart:axis chart:dimension="x" chart:name="primary-x" chart:style-name="ch4" chartooo:axis-type="auto">
            <chartooo:date-scale/>
            <chart:categories table:cell-range-address="Sheet1.B163:Sheet1.J1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3:Sheet1.I173" chart:label-cell-address="Sheet1.A173:Sheet1.A17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63:Sheet1.J163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Pollution</text:p>
                <draw:g>
                  <svg:desc>Sheet1.A173:Sheet1.A173</svg:desc>
                </draw:g>
              </table:table-cell>
              <table:table-cell office:value-type="float" office:value="3.86965722498218">
                <text:p>3.86965722498218</text:p>
                <draw:g>
                  <svg:desc>Sheet1.B173:Sheet1.I1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11662085295158">
                <text:p>0.511662085295158</text:p>
              </table:table-cell>
              <table:table-cell office:value-type="float" office:value="0.043307124503171">
                <text:p>0.043307124503171</text:p>
              </table:table-cell>
              <table:table-cell office:value-type="float" office:value="0.00817795224075891">
                <text:p>0.00817795224075891</text:p>
              </table:table-cell>
              <table:table-cell office:value-type="float" office:value="26.3084719212102">
                <text:p>26.3084719212102</text:p>
              </table:table-cell>
              <table:table-cell office:value-type="float" office:value="0.0958155055919911">
                <text:p>0.0958155055919911</text:p>
              </table:table-cell>
              <table:table-cell office:value-type="float" office:value="12.436400254399">
                <text:p>12.4364002543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